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.5pt"/>
    </style:style>
    <style:style style:name="co3" style:family="table-column">
      <style:table-column-properties fo:break-before="auto" style:column-width="124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page" style:use-optimal-row-height="false"/>
    </style:style>
    <style:style style:name="ro4" style:family="table-row">
      <style:table-row-properties style:row-height="15.76pt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76a5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76a5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76a5a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a61c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T1" style:family="text">
      <style:text-properties style:font-style-complex="normal" style:font-name="Arial" fo:font-size="11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1pt" style:font-size-complex="11pt" style:font-weight-asian="normal" style:font-weight-complex="normal" style:font-style-asian="normal" fo:color="#666666"/>
    </style:style>
    <style:style style:name="T2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666666" fo:font-size="6pt" style:font-size-asian="6pt" style:font-size-complex="6pt"/>
    </style:style>
    <style:style style:name="T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666666" fo:font-size="11pt" style:font-size-asian="11pt" style:font-size-complex="11pt"/>
    </style:style>
    <style:style style:name="T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none" style:text-underline-color="font-color"/>
    </style:style>
    <style:style style:name="T6" style:family="text">
      <style:text-properties style:font-style-complex="normal" fo:color="#000000" style:font-name="Arial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style:text-underline-style="solid" style:text-underline-width="auto" style:text-underline-color="font-color" fo:font-weight="normal" fo:font-size="11pt" style:text-position="0% 100%" fo:text-shadow="none"/>
    </style:style>
    <style:style style:name="T7" style:family="text">
      <style:text-properties style:font-style-complex="normal" fo:color="#000000" style:font-name="Arial" style:font-style-asian="normal" style:font-weight-complex="normal" style:font-weight-asian="normal" style:font-size-complex="11pt" style:font-size-asian="11pt" style:font-name-complex="Arial" style:text-outline="false" fo:font-style="normal" style:text-line-through-type="none" fo:font-weight="normal" fo:font-size="11pt" style:text-position="0% 100%" fo:text-shadow="none" style:text-underline-style="none" style:text-underline-color="font-color"/>
    </style:style>
    <style:style style:name="T8" style:family="text">
      <style:text-properties style:font-style-complex="normal" style:font-name="Arial" style:font-style-asian="normal" style:font-size-complex="11pt" style:font-size-asian="11pt" style:font-name-complex="Arial" style:text-outline="false" fo:font-style="normal" style:text-line-through-type="none" fo:font-size="11pt" style:text-position="0% 100%" fo:text-shadow="none" style:text-underline-style="none" style:text-underline-color="font-color" fo:color="#a61c00" fo:font-weight="bold" style:font-weight-asian="bold" style:font-weight-complex="bold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style:text-outline="false" fo:font-style="normal" style:text-line-through-type="none" fo:font-size="11pt" style:text-position="0% 100%" fo:text-shadow="none" style:text-underline-style="none" style:text-underline-color="font-color" fo:color="#000000" fo:font-weight="normal" style:font-weight-asian="normal" style:font-weight-complex="normal"/>
    </style:style>
    <style:style style:name="T10" style:family="text">
      <style:text-properties style:font-name="Arial" style:text-position="0% 100%" fo:font-size="11pt" fo:font-weight="normal" style:text-underline-style="solid" style:text-underline-width="auto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12" style:family="text">
      <style:text-properties style:font-name="Arial" style:text-position="0% 100%" fo:font-size="11pt" style:text-line-through-type="none" fo:font-style="normal" style:text-outline="false" fo:text-shadow="none" style:font-name-complex="Arial" style:font-size-asian="11pt" style:font-size-complex="11pt" style:font-style-asian="normal" style:font-style-complex="normal" style:text-underline-style="none" style:text-underline-color="font-color" fo:color="#a61c00" fo:font-weight="bold" style:font-weight-asian="bold" style:font-weight-complex="bold"/>
    </style:style>
    <style:style style:name="T13" style:family="text">
      <style:text-properties style:text-position="0% 100%" fo:color="#000000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name="Arial" style:font-name-complex="Arial"/>
    </style:style>
    <style:style style:name="T14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Arial" style:font-name-complex="Arial" fo:font-weight="bold" fo:color="#a61c00" style:font-weight-asian="bold" style:text-underline-style="solid" style:text-underline-width="auto" style:text-underline-color="font-color" style:font-weight-complex="bold"/>
    </style:style>
    <style:style style:name="T15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Arial" style:font-name-complex="Arial" fo:color="#000000" fo:font-weight="normal" style:text-underline-style="none" style:text-underline-color="font-color" style:font-weight-asian="normal" style:font-weight-complex="normal"/>
    </style:style>
    <style:style style:name="T16" style:family="text">
      <style:text-properties style:font-name="Arial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style:font-name="Arial" style:text-position="0% 100%" fo:font-size="11pt" fo:font-weight="normal" style:text-line-through-type="none" fo:font-style="normal" style:text-outline="false" fo:text-shadow="none" fo:color="#000000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8" style:family="text">
      <style:text-properties fo:color="#000000" fo:text-shadow="none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19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solid" style:text-underline-width="auto" style:text-underline-color="font-color"/>
    </style:style>
    <style:style style:name="T20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21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Arial" style:font-name-complex="Arial" style:text-underline-style="none" style:text-underline-color="font-color" fo:color="#a61c00" fo:font-weight="bold" style:font-weight-asian="bold" style:font-weight-complex="bold"/>
    </style:style>
    <style:style style:name="T22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Arial" style:font-name-complex="Arial" style:text-underline-style="none" style:text-underline-color="font-color" fo:color="#000000" fo:font-weight="normal" style:font-weight-asian="normal" style:font-weight-complex="normal"/>
    </style:style>
    <style:style style:name="T2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text-position="0% 100%"/>
    </style:style>
    <style:style style:name="T24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solid" style:text-underline-width="auto" style:text-underline-color="font-color"/>
    </style:style>
    <style:style style:name="T25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26" style:family="text">
      <style:text-properties style:font-style-complex="normal" style:font-name="Arial" style:font-style-asian="normal" style:font-size-complex="11pt" style:font-size-asian="11pt" style:font-name-complex="Arial" fo:text-shadow="none" style:text-outline="false" fo:font-style="normal" style:text-line-through-type="none" fo:font-size="11pt" style:text-position="0% 100%" style:text-underline-style="none" style:text-underline-color="font-color" fo:color="#a61c00" fo:font-weight="bold" style:font-weight-asian="bold" style:font-weight-complex="bold"/>
    </style:style>
    <style:style style:name="T27" style:family="text">
      <style:text-properties fo:color="#000000" style:text-position="0% 100%" fo:text-shadow="none" style:font-style-asian="normal" style:font-weight-complex="normal" style:font-weight-asian="normal" style:font-size-complex="11pt" style:font-size-asian="11pt" style:font-name-complex="Arial" fo:font-style="normal" style:text-line-through-type="none" style:text-underline-style="none" style:text-underline-color="font-color" fo:font-weight="normal" fo:font-size="11pt" style:font-name="Arial" style:font-style-complex="normal" style:text-outline="false"/>
    </style:style>
    <style:style style:name="T28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font-weight="bold" fo:color="#a61c00" style:font-weight-asian="bold" style:text-underline-style="solid" style:text-underline-width="auto" style:text-underline-color="font-color" style:font-weight-complex="bold"/>
    </style:style>
    <style:style style:name="T29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font-weight="bold" fo:color="#a61c00" style:font-weight-asian="bold" style:font-weight-complex="bold" style:text-underline-style="none" style:text-underline-color="font-color"/>
    </style:style>
    <style:style style:name="T30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style:text-underline-style="none" style:text-underline-color="font-color" fo:color="#000000" fo:font-weight="normal" style:font-weight-asian="normal" style:font-weight-complex="normal"/>
    </style:style>
    <style:style style:name="T31" style:family="text">
      <style:text-properties style:text-underline-style="none" style:text-underline-color="font-color" style:font-weight-complex="normal" style:text-line-through-type="none" fo:font-style="normal" style:text-outline="false" fo:color="#000000" style:font-style-complex="normal" style:font-name="Arial" style:font-style-asian="normal" fo:font-size="11pt" fo:text-shadow="none" style:text-position="0% 100%" style:font-name-complex="Arial" style:font-size-asian="11pt" style:font-size-complex="11pt" style:font-weight-asian="normal" fo:font-weight="normal"/>
    </style:style>
    <style:style style:name="T32" style:family="text">
      <style:text-properties style:text-underline-style="none" style:text-underline-color="font-color"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a61c00" style:font-weight-complex="bold" style:font-weight-asian="bold" fo:font-weight="bold"/>
    </style:style>
    <style:style style:name="T33" style:family="text">
      <style:text-properties style:text-underline-style="none" style:text-underline-color="font-color"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000000" fo:font-weight="normal" style:font-weight-asian="normal" style:font-weight-complex="normal"/>
    </style:style>
    <style:style style:name="T34" style:family="text">
      <style:text-properties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000000" fo:font-weight="normal" style:font-weight-asian="normal" style:font-weight-complex="normal" style:text-underline-style="solid" style:text-underline-width="auto" style:text-underline-color="font-color"/>
    </style:style>
    <style:style style:name="T35" style:family="text">
      <style:text-properties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000000" fo:font-weight="normal" style:font-weight-asian="normal" style:font-weight-complex="normal" style:text-underline-style="none" style:text-underline-color="font-color"/>
    </style:style>
    <style:style style:name="T36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7" style:family="text">
      <style:text-properties style:font-style-complex="normal" style:font-name="Arial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text-shadow="none" fo:color="#a61c00" fo:font-weight="bold" style:font-weight-asian="bold" style:font-weight-complex="bold"/>
    </style:style>
    <style:style style:name="T38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color="#a61c00" style:text-outline="false" fo:font-style="normal" style:text-line-through-type="none" style:text-underline-style="none" style:text-underline-color="font-color" fo:font-weight="bold" fo:font-size="11pt" fo:text-shadow="none"/>
    </style:style>
    <style:style style:name="T39" style:family="text">
      <style:text-properties style:font-style-complex="normal" style:font-name="Arial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fo:text-shadow="none" fo:color="#000000" fo:font-weight="normal" style:font-weight-asian="normal" style:font-weight-complex="normal"/>
    </style:style>
    <style:style style:name="T4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41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fo:color="#a61c00" fo:font-weight="bold" style:font-weight-asian="bold" style:font-weight-complex="bold"/>
    </style:style>
    <style:style style:name="T42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style-asian="normal" style:font-name="Arial" fo:color="#000000" fo:font-weight="normal" style:font-weight-asian="normal" style:font-weight-complex="normal"/>
    </style:style>
    <style:style style:name="T43" style:family="text">
      <style:text-properties style:font-name="Arial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color="#a61c00"/>
    </style:style>
    <style:style style:name="T44" style:family="text">
      <style:text-properties style:font-name="Arial" style:font-style-complex="norm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fo:color="#000000" fo:font-weight="normal" style:font-weight-asian="normal" style:font-weight-complex="normal"/>
    </style:style>
    <style:style style:name="T45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Arial" fo:color="#a61c00" fo:text-shadow="none" style:text-outline="false" fo:font-style="normal" style:text-line-through-type="none" style:text-underline-style="none" style:text-underline-color="font-color" fo:font-weight="bold" fo:font-size="11pt" style:font-name="Arial"/>
    </style:style>
    <style:style style:name="T46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7" style:family="text">
      <style:text-properties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48" style:family="text">
      <style:text-properties style:font-name="Arial" fo:text-shadow="none" style:font-style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49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0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51" style:family="text">
      <style:text-properties fo:color="#000000" style:font-name="Arial" style:font-style-asian="normal" style:font-weight-complex="normal" style:font-weight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2" style:family="text">
      <style:text-properties style:font-name="Arial" style:font-style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53" style:family="text">
      <style:text-properties style:font-name="Arial" style:font-style-asian="normal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&quot;Arial&quot;" style:font-size-asian="11pt" style:font-size-complex="11pt" style:font-weight-asian="normal" style:font-weight-complex="normal" style:font-style-asian="normal" style:font-name="&quot;Arial&quot;"/>
    </style:style>
    <style:style style:name="T55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a61c00" fo:font-weight="bold" style:font-weight-asian="bold" style:font-weight-complex="bold"/>
    </style:style>
    <style:style style:name="T56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000000" fo:font-weight="normal" style:font-weight-asian="normal" style:font-weight-complex="normal"/>
    </style:style>
    <style:style style:name="T57" style:family="text">
      <style:text-properties fo:font-size="11pt" style:font-style-complex="normal" fo:font-weight="bold" style:text-underline-style="none" style:text-underline-color="font-color" style:text-line-through-type="none" fo:font-style="normal" style:text-outline="false" fo:color="#a61c00" fo:text-shadow="none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58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000000" fo:font-weight="normal" style:font-weight-complex="normal" style:font-weight-asian="normal"/>
    </style:style>
    <style:style style:name="T59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a61c00" fo:font-weight="bold" style:font-weight-asian="bold" style:font-weight-complex="bold"/>
    </style:style>
    <style:style style:name="T60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fo:color="#000000" fo:font-weight="normal" style:font-weight-asian="normal" style:font-weight-complex="normal"/>
    </style:style>
    <style:style style:name="T6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62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name="Arial" style:font-weight-asian="bold" style:font-weight-complex="bold" fo:font-weight="bold" fo:color="#a61c00"/>
    </style:style>
    <style:style style:name="T63" style:family="text">
      <style:text-properties style:font-style-complex="normal" style:font-name="&quot;Arial&quot;" style:font-style-asian="normal" style:font-weight-complex="bold" style:font-weight-asian="bold" style:font-size-complex="11pt" style:font-size-asian="11pt" style:font-name-complex="&quot;Arial&quot;" style:text-position="0% 100%" fo:color="#a61c00" style:text-outline="false" fo:font-style="normal" style:text-line-through-type="none" style:text-underline-style="none" style:text-underline-color="font-color" fo:font-weight="bold" fo:font-size="11pt" fo:text-shadow="none"/>
    </style:style>
    <style:style style:name="T64" style:family="text">
      <style:text-properties style:font-style-complex="normal" style:font-name="&quot;Arial&quot;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fo:text-shadow="none" fo:color="#000000" fo:font-weight="normal" style:font-weight-asian="normal" style:font-weight-complex="normal"/>
    </style:style>
    <style:style style:name="T65" style:family="text">
      <style:text-properties fo:color="#000000" fo:text-shadow="none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&quot;Arial&quot;" style:font-name-complex="&quot;Arial&quot;"/>
    </style:style>
    <style:style style:name="T66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&quot;Arial&quot;" style:font-name-complex="&quot;Arial&quot;" style:text-underline-style="solid" style:text-underline-width="auto" style:text-underline-color="font-color"/>
    </style:style>
    <style:style style:name="T67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&quot;Arial&quot;" style:font-name-complex="&quot;Arial&quot;" style:text-underline-style="none" style:text-underline-color="font-color"/>
    </style:style>
    <style:style style:name="T68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&quot;Arial&quot;" style:font-name-complex="&quot;Arial&quot;" style:text-underline-style="none" style:text-underline-color="font-color" fo:color="#a61c00" fo:font-weight="bold" style:font-weight-asian="bold" style:font-weight-complex="bold"/>
    </style:style>
    <style:style style:name="T69" style:family="text">
      <style:text-properties fo:text-shadow="none" style:font-style-complex="normal" fo:font-size="11pt" style:text-line-through-type="none" fo:font-style="normal" style:text-outline="false" style:font-size-asian="11pt" style:font-size-complex="11pt" style:font-style-asian="normal" style:text-position="0% 100%" style:font-name="&quot;Arial&quot;" style:font-name-complex="&quot;Arial&quot;" style:text-underline-style="none" style:text-underline-color="font-color" fo:color="#000000" fo:font-weight="normal" style:font-weight-asian="normal" style:font-weight-complex="normal"/>
    </style:style>
    <style:style style:name="T70" style:family="text">
      <style:text-properties fo:text-shadow="none" style:font-style-complex="normal" fo:font-size="11pt" style:text-line-through-type="none" fo:font-style="normal" style:text-outline="false" style:text-position="0% 100%" style:font-name-complex="Arial" style:font-size-asian="11pt" style:font-size-complex="11pt" style:font-style-asian="normal" style:font-name="Arial" fo:color="#a61c00" fo:font-weight="bold" style:text-underline-style="solid" style:text-underline-width="auto" style:text-underline-color="font-color" style:font-weight-asian="bold" style:font-weight-complex="bold"/>
    </style:style>
    <style:style style:name="T71" style:family="text">
      <style:text-properties fo:text-shadow="none" style:font-style-complex="normal" fo:font-size="11pt" style:text-line-through-type="none" fo:font-style="normal" style:text-outline="false" style:text-position="0% 100%" style:font-name-complex="Arial" style:font-size-asian="11pt" style:font-size-complex="11pt" style:font-style-asian="normal" style:font-name="Arial" fo:color="#a61c00" fo:font-weight="bold" style:font-weight-asian="bold" style:font-weight-complex="bold" style:text-underline-style="none" style:text-underline-color="font-color"/>
    </style:style>
    <style:style style:name="T72" style:family="text">
      <style:text-properties fo:text-shadow="none" style:font-style-complex="normal" fo:font-size="11pt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a61c00" fo:font-weight="bold" style:text-underline-style="solid" style:text-underline-width="auto" style:text-underline-color="font-color" style:font-weight-asian="bold" style:font-weight-complex="bold"/>
    </style:style>
    <style:style style:name="T73" style:family="text">
      <style:text-properties fo:text-shadow="none" style:font-style-complex="normal" fo:font-size="11pt" style:text-line-through-type="none" fo:font-style="normal" style:text-outline="false" style:text-position="0% 100%" style:font-name-complex="&quot;Arial&quot;" style:font-size-asian="11pt" style:font-size-complex="11pt" style:font-style-asian="normal" style:font-name="&quot;Arial&quot;" fo:color="#a61c00" fo:font-weight="bold" style:font-weight-asian="bold" style:font-weight-complex="bold" style:text-underline-style="none" style:text-underline-color="font-color"/>
    </style:style>
    <style:style style:name="T74" style:family="text">
      <style:text-properties style:text-position="0% 100%" fo:color="#000000" style:font-style-complex="normal" fo:font-size="11pt" fo:font-weight="normal" style:text-underline-style="none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fo:text-shadow="none" style:font-name="&quot;Arial&quot;" style:font-name-complex="&quot;Arial&quot;"/>
    </style:style>
    <style:style style:name="T75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&quot;Arial&quot;" style:font-name-complex="&quot;Arial&quot;" fo:font-weight="bold" fo:color="#a61c00" style:font-weight-asian="bold" style:text-underline-style="solid" style:text-underline-width="auto" style:text-underline-color="font-color" style:font-weight-complex="bold"/>
    </style:style>
    <style:style style:name="T76" style:family="text">
      <style:text-properties style:text-position="0% 100%" style:font-style-complex="normal" fo:font-size="11pt" style:text-line-through-type="none" fo:font-style="normal" style:text-outline="false" style:font-size-asian="11pt" style:font-size-complex="11pt" style:font-style-asian="normal" fo:text-shadow="none" style:font-name="&quot;Arial&quot;" style:font-name-complex="&quot;Arial&quot;" fo:color="#000000" fo:font-weight="normal" style:text-underline-style="none" style:text-underline-color="font-color" style:font-weight-asian="normal" style:font-weight-complex="normal"/>
    </style:style>
    <style:style style:name="T77" style:family="text">
      <style:text-properties fo:color="#000000" style:text-position="0% 100%" fo:text-shadow="none" style:font-style-asian="normal" style:font-weight-complex="normal" style:font-weight-asian="normal" style:font-size-complex="11pt" style:font-size-asian="11pt" style:font-name-complex="&quot;Arial&quot;" fo:font-style="normal" style:text-line-through-type="none" style:text-underline-style="none" style:text-underline-color="font-color" fo:font-weight="normal" fo:font-size="11pt" style:font-name="&quot;Arial&quot;" style:font-style-complex="normal" style:text-outline="false"/>
    </style:style>
    <style:style style:name="T78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font-weight="bold" fo:color="#a61c00" style:font-weight-asian="bold" style:text-underline-style="solid" style:text-underline-width="auto" style:text-underline-color="font-color" style:font-weight-complex="bold"/>
    </style:style>
    <style:style style:name="T79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font-weight="bold" fo:color="#a61c00" style:font-weight-asian="bold" style:font-weight-complex="bold" style:text-underline-style="none" style:text-underline-color="font-color"/>
    </style:style>
    <style:style style:name="T80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style:text-underline-style="none" style:text-underline-color="font-color" fo:color="#000000" fo:font-weight="normal" style:font-weight-asian="normal" style:font-weight-complex="normal"/>
    </style:style>
    <style:style style:name="T81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style:text-underline-style="none" style:text-underline-color="font-color" fo:font-size="11pt" style:font-name="Arial" style:font-style-complex="normal" style:text-outline="false" fo:font-weight="bold" fo:color="#a61c00" style:font-weight-asian="bold" style:font-weight-complex="bold"/>
    </style:style>
    <style:style style:name="T82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font-weight="bold" fo:color="#a61c00" style:font-weight-asian="bold" style:font-weight-complex="bold" style:text-underline-style="solid" style:text-underline-width="auto" style:text-underline-color="font-color"/>
    </style:style>
    <style:style style:name="T83" style:family="text">
      <style:text-properties style:text-position="0% 100%" fo:text-shadow="none" style:font-style-asian="normal" style:font-size-complex="11pt" style:font-size-asian="11pt" style:font-name-complex="Arial" fo:font-style="normal" style:text-line-through-type="none" fo:font-size="11pt" style:font-name="Arial" style:font-style-complex="normal" style:text-outline="false" fo:color="#000000" fo:font-weight="normal" style:text-underline-style="none" style:text-underline-color="font-color" style:font-weight-asian="normal" style:font-weight-complex="normal"/>
    </style:style>
    <style:style style:name="T84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style:text-underline-style="none" style:text-underline-color="font-color" fo:font-size="11pt" style:font-name="&quot;Arial&quot;" style:font-style-complex="normal" style:text-outline="false" fo:font-weight="bold" fo:color="#a61c00" style:font-weight-asian="bold" style:font-weight-complex="bold"/>
    </style:style>
    <style:style style:name="T85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font-weight="bold" fo:color="#a61c00" style:font-weight-asian="bold" style:font-weight-complex="bold" style:text-underline-style="solid" style:text-underline-width="auto" style:text-underline-color="font-color"/>
    </style:style>
    <style:style style:name="T86" style:family="text">
      <style:text-properties style:text-position="0% 100%" fo:text-shadow="none" style:font-style-asian="normal" style:font-size-complex="11pt" style:font-size-asian="11pt" style:font-name-complex="&quot;Arial&quot;" fo:font-style="normal" style:text-line-through-type="none" fo:font-size="11pt" style:font-name="&quot;Arial&quot;" style:font-style-complex="normal" style:text-outline="false" fo:color="#000000" fo:font-weight="normal" style:text-underline-style="none" style:text-underline-color="font-color" style:font-weight-asian="normal" style:font-weight-complex="normal"/>
    </style:style>
    <style:style style:name="T87" style:family="text">
      <style:text-properties fo:text-shadow="none" fo:color="#000000" style:font-style-complex="normal" fo:font-size="11pt" fo:font-weight="normal" style:text-underline-style="none" style:text-underline-color="font-color" style:text-line-through-type="none" fo:font-style="normal" style:text-outline="false" style:font-name-complex="Arial" style:font-size-asian="11pt" style:font-size-complex="11pt" style:font-weight-asian="normal" style:font-weight-complex="normal" style:font-style-asian="normal" style:font-name="Arial" style:text-position="0% 100%"/>
    </style:style>
    <style:style style:name="T88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font-name-complex="Arial" style:font-size-asian="11pt" style:font-size-complex="11pt" style:font-style-asian="normal" style:font-name="Arial" style:text-position="0% 100%" fo:color="#a61c00" style:font-weight-complex="bold" style:font-weight-asian="bold" fo:font-weight="bold"/>
    </style:style>
    <style:style style:name="T89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fo:color="#000000" fo:font-weight="normal" style:text-underline-style="solid" style:text-underline-width="auto" style:text-underline-color="font-color" style:font-weight-asian="normal" style:font-weight-complex="normal"/>
    </style:style>
    <style:style style:name="T90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fo:color="#000000" fo:font-weight="normal" style:font-weight-asian="normal" style:font-weight-complex="normal" style:text-underline-style="none" style:text-underline-color="font-color"/>
    </style:style>
    <style:style style:name="T91" style:family="text">
      <style:text-properties style:text-underline-style="none" style:text-underline-color="font-color" style:font-weight-complex="normal" style:text-line-through-type="none" fo:font-style="normal" style:text-outline="false" fo:color="#000000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style:font-weight-asian="normal" fo:font-weight="normal"/>
    </style:style>
    <style:style style:name="T92" style:family="text">
      <style:text-properties style:text-underline-style="none" style:text-underline-color="font-color"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a61c00" style:font-weight-complex="bold" style:font-weight-asian="bold" fo:font-weight="bold"/>
    </style:style>
    <style:style style:name="T93" style:family="text">
      <style:text-properties style:text-underline-style="none" style:text-underline-color="font-color"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000000" fo:font-weight="normal" style:font-weight-asian="normal" style:font-weight-complex="normal"/>
    </style:style>
    <style:style style:name="T94" style:family="text">
      <style:text-properties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000000" fo:font-weight="normal" style:font-weight-asian="normal" style:font-weight-complex="normal" style:text-underline-style="solid" style:text-underline-width="auto" style:text-underline-color="font-color"/>
    </style:style>
    <style:style style:name="T95" style:family="text">
      <style:text-properties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000000" fo:font-weight="normal" style:font-weight-asian="normal" style:font-weight-complex="normal" style:text-underline-style="none" style:text-underline-color="font-color"/>
    </style:style>
    <style:style style:name="T96" style:family="text">
      <style:text-properties style:font-name="&quot;Arial&quot;" style:text-position="0% 100%" fo:font-size="11pt" fo:font-weight="normal" style:text-underline-style="none" style:text-underline-color="font-color" style:text-line-through-type="none" fo:font-style="normal" style:text-outline="false" fo:text-shadow="none" fo:color="#000000" style:font-name-complex="&quot;Arial&quot;" style:font-size-asian="11pt" style:font-size-complex="11pt" style:font-weight-asian="normal" style:font-weight-complex="normal" style:font-style-asian="normal" style:font-style-complex="normal"/>
    </style:style>
    <style:style style:name="T97" style:family="text">
      <style:text-properties style:font-name="&quot;Arial&quot;" style:text-position="0% 100%" fo:font-size="11pt" fo:font-weight="normal" style:text-line-through-type="none" fo:font-style="normal" style:text-outline="false" fo:text-shadow="none" fo:color="#000000" style:font-name-complex="&quot;Arial&quot;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98" style:family="text">
      <style:text-properties style:font-name="&quot;Arial&quot;" style:text-position="0% 100%" fo:font-size="11pt" fo:font-weight="normal" style:text-line-through-type="none" fo:font-style="normal" style:text-outline="false" fo:text-shadow="none" fo:color="#000000" style:font-name-complex="&quot;Arial&quot;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99" style:family="text">
      <style:text-properties style:font-style-complex="normal" style:font-name="&quot;Arial&quot;" style:font-style-asian="normal" style:font-weight-complex="normal" style:font-weight-asian="normal" style:font-size-complex="11pt" style:font-size-asian="11pt" style:font-name-complex="&quot;Arial&quot;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0" style:family="text">
      <style:text-properties style:font-style-complex="normal" style:font-name="&quot;Arial&quot;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fo:text-shadow="none" fo:color="#a61c00" fo:font-weight="bold" style:font-weight-asian="bold" style:font-weight-complex="bold"/>
    </style:style>
    <style:style style:name="T101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fo:color="#000000"/>
    </style:style>
    <style:style style:name="T102" style:family="text">
      <style:text-properties style:font-name="Arial" style:font-style-complex="norm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fo:color="#a61c00" fo:font-weight="bold" style:font-weight-asian="bold" style:font-weight-complex="bold"/>
    </style:style>
    <style:style style:name="T103" style:family="text">
      <style:text-properties fo:color="#000000" style:font-name="&quot;Arial&quot;" style:font-style-asian="normal" style:font-weight-complex="normal" style:font-weight-asian="normal" style:font-size-complex="11pt" style:font-size-asian="11pt" style:font-name-complex="&quot;Arial&quot;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4" style:family="text">
      <style:text-properties style:font-name="&quot;Arial&quot;" style:font-style-asian="normal" style:font-size-complex="11pt" style:font-size-asian="11pt" style:font-name-complex="&quot;Arial&quot;" style:text-position="0% 100%" fo:text-shadow="none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105" style:family="text">
      <style:text-properties style:font-name="&quot;Arial&quot;" style:font-style-asian="normal" style:font-size-complex="11pt" style:font-size-asian="11pt" style:font-name-complex="&quot;Arial&quot;" style:text-position="0% 100%" fo:text-shadow="none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  <style:style style:name="T106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fo:color="#a61c00" fo:font-weight="bold" style:text-underline-style="solid" style:text-underline-width="auto" style:text-underline-color="font-color" style:font-weight-asian="bold" style:font-weight-complex="bold"/>
    </style:style>
    <style:style style:name="T107" style:family="text">
      <style:text-properties fo:text-shadow="none" style:font-style-complex="normal" fo:font-size="11pt" style:text-line-through-type="none" fo:font-style="normal" style:text-outline="false" style:font-name-complex="Arial" style:font-size-asian="11pt" style:font-size-complex="11pt" style:font-style-asian="normal" style:font-name="Arial" style:text-position="0% 100%" style:text-underline-style="solid" style:text-underline-width="auto" style:text-underline-color="font-color" fo:color="#000000" fo:font-weight="normal" style:font-weight-asian="normal" style:font-weight-complex="normal"/>
    </style:style>
    <style:style style:name="T108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font-name="Arial" style:text-underline-style="solid" style:text-underline-width="auto" style:text-underline-color="font-color"/>
    </style:style>
    <style:style style:name="T109" style:family="text">
      <style:text-properties style:text-underline-style="none" style:text-underline-color="font-color" style:text-line-through-type="none" fo:font-style="normal" style:text-outline="false" style:font-style-complex="normal" style:font-name="Arial" style:font-style-asian="normal" fo:font-size="11pt" fo:text-shadow="none" style:text-position="0% 100%" style:font-name-complex="Arial" style:font-size-asian="11pt" style:font-size-complex="11pt" fo:color="#a61c00" fo:font-weight="bold" style:font-weight-asian="bold" style:font-weight-complex="bold"/>
    </style:style>
    <style:style style:name="T11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a61c00"/>
    </style:style>
    <style:style style:name="T11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normal" style:font-weight-complex="normal" style:font-style-asian="normal" style:font-name="Arial" fo:color="#000000"/>
    </style:style>
    <style:style style:name="T112" style:family="text">
      <style:text-properties fo:font-size="11pt" style:font-weight-complex="bold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fo:font-weight="bold" style:font-size-asian="11pt" style:text-outline="false" style:font-weight-asian="bold" style:font-style-asian="normal" style:font-name="Arial" fo:color="#a61c00"/>
    </style:style>
    <style:style style:name="T113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style:font-weight-complex="normal" fo:color="#000000" style:font-weight-asian="normal" fo:font-weight="normal"/>
    </style:style>
    <style:style style:name="T114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style:font-weight-complex="bold" style:font-weight-asian="bold" fo:color="#a61c00" fo:font-weight="bold"/>
    </style:style>
    <style:style style:name="T115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style:font-weight-complex="normal" style:font-weight-asian="normal" fo:font-weight="normal" fo:color="#000000"/>
    </style:style>
    <style:style style:name="T116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fo:font-weight="bold" style:font-weight-asian="bold" style:font-weight-complex="bold" fo:color="#a61c00"/>
    </style:style>
    <style:style style:name="T117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fo:color="#000000" fo:font-weight="normal" style:font-weight-asian="normal" style:font-weight-complex="normal"/>
    </style:style>
    <style:style style:name="T118" style:family="text">
      <style:text-properties fo:font-size="11pt" fo:font-style="normal" style:font-name-complex="Arial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Arial" fo:color="#a61c00" fo:font-weight="bold" style:font-weight-asian="bold" style:font-weight-complex="bold"/>
    </style:style>
    <style:style style:name="T119" style:family="text">
      <style:text-properties fo:font-size="11pt" style:font-weight-complex="bold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fo:font-weight="bold" style:font-size-asian="11pt" style:text-outline="false" style:font-weight-asian="bold" style:font-style-asian="normal" style:font-name="&quot;Arial&quot;" fo:color="#a61c00"/>
    </style:style>
    <style:style style:name="T120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style:font-weight-complex="normal" fo:color="#000000" style:font-weight-asian="normal" fo:font-weight="normal"/>
    </style:style>
    <style:style style:name="T121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style:font-weight-complex="bold" style:font-weight-asian="bold" fo:color="#a61c00" fo:font-weight="bold"/>
    </style:style>
    <style:style style:name="T122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style:font-weight-complex="normal" style:font-weight-asian="normal" fo:font-weight="normal" fo:color="#000000"/>
    </style:style>
    <style:style style:name="T123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fo:font-weight="bold" style:font-weight-asian="bold" style:font-weight-complex="bold" fo:color="#a61c00"/>
    </style:style>
    <style:style style:name="T124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fo:color="#000000" fo:font-weight="normal" style:font-weight-asian="normal" style:font-weight-complex="normal"/>
    </style:style>
    <style:style style:name="T125" style:family="text">
      <style:text-properties fo:font-size="11pt" fo:font-style="normal" style:font-name-complex="&quot;Arial&quot;" style:text-underline-style="none" style:text-underline-color="font-color" fo:text-shadow="none" style:font-style-complex="normal" style:text-line-through-type="none" style:text-position="0% 100%" style:font-size-complex="11pt" style:font-size-asian="11pt" style:text-outline="false" style:font-style-asian="normal" style:font-name="&quot;Arial&quot;" fo:color="#a61c00" fo:font-weight="bold" style:font-weight-asian="bold" style:font-weight-complex="bold"/>
    </style:style>
    <style:style style:name="T126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127" style:family="text">
      <style:text-properties style:font-name="Arial" style:text-position="0% 100%" fo:font-size="11pt" style:text-line-through-type="none" fo:font-style="normal" style:text-outline="false" fo:text-shadow="none" style:font-name-complex="Arial" style:font-size-asian="11pt" style:font-size-complex="11pt" style:font-style-asian="normal" style:font-style-complex="normal" fo:color="#a61c00" fo:font-weight="bold" style:text-underline-style="none" style:text-underline-color="font-color" style:font-weight-asian="bold" style:font-weight-complex="bold"/>
    </style:style>
    <style:style style:name="T128" style:family="text">
      <style:text-properties style:text-underline-style="none" style:text-underline-color="font-color" style:text-line-through-type="none" fo:font-style="normal" style:text-outline="false" style:font-style-complex="normal" style:font-name="&quot;Arial&quot;" style:font-style-asian="normal" fo:font-size="11pt" fo:text-shadow="none" style:text-position="0% 100%" style:font-name-complex="&quot;Arial&quot;" style:font-size-asian="11pt" style:font-size-complex="11pt" fo:color="#a61c00" fo:font-weight="bold" style:font-weight-asian="bold" style:font-weight-complex="bold"/>
    </style:style>
    <style:style style:name="T129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&quot;Arial&quot;" fo:color="#000000" fo:text-shadow="none" style:text-outline="false" fo:font-style="normal" style:text-line-through-type="none" style:text-underline-style="none" style:text-underline-color="font-color" fo:font-weight="normal" fo:font-size="11pt" style:font-name="&quot;Arial&quot;"/>
    </style:style>
    <style:style style:name="T130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&quot;Arial&quot;" fo:color="#000000" fo:text-shadow="none" style:text-outline="false" fo:font-style="normal" style:text-line-through-type="none" fo:font-weight="normal" fo:font-size="11pt" style:font-name="&quot;Arial&quot;" style:text-underline-style="solid" style:text-underline-width="auto" style:text-underline-color="font-color"/>
    </style:style>
    <style:style style:name="T131" style:family="text">
      <style:text-properties fo:text-shadow="none" fo:color="#000000" style:font-name="Arial" style:font-style-asian="normal" style:font-weight-complex="normal" style:font-weight-asian="normal" style:font-size-complex="11pt" style:font-size-asian="11pt" style:font-name-complex="Arial" fo:font-style="normal" style:text-line-through-type="none" style:text-underline-style="none" style:text-underline-color="font-color" fo:font-weight="normal" fo:font-size="11pt" style:font-style-complex="normal" style:text-position="0% 100%" style:text-outline="false"/>
    </style:style>
    <style:style style:name="T132" style:family="text">
      <style:text-properties fo:text-shadow="none" fo:color="#000000" style:font-name="Arial" style:font-style-asian="normal" style:font-weight-complex="normal" style:font-weight-asian="normal" style:font-size-complex="11pt" style:font-size-asian="11pt" style:font-name-complex="Arial" fo:font-style="normal" style:text-line-through-type="none" fo:font-weight="normal" fo:font-size="11pt" style:font-style-complex="normal" style:text-position="0% 100%" style:text-outline="false" style:text-underline-style="solid" style:text-underline-width="auto" style:text-underline-color="font-color"/>
    </style:style>
    <style:style style:name="T133" style:family="text">
      <style:text-properties fo:text-shadow="none" style:font-name="Arial" style:font-style-asian="normal" style:font-size-complex="11pt" style:font-size-asian="11pt" style:font-name-complex="Arial" fo:font-style="normal" style:text-line-through-type="none" fo:font-size="11pt" style:font-style-complex="normal" style:text-position="0% 100%" style:text-outline="false" fo:color="#a61c00" fo:font-weight="bold" style:text-underline-style="none" style:text-underline-color="font-color" style:font-weight-asian="bold" style:font-weight-complex="bold"/>
    </style:style>
    <style:style style:name="T134" style:family="text">
      <style:text-properties fo:text-shadow="none" style:font-name="Arial" style:font-style-asian="normal" style:font-size-complex="11pt" style:font-size-asian="11pt" style:font-name-complex="Arial" fo:font-style="normal" style:text-line-through-type="none" fo:font-size="11pt" style:font-style-complex="normal" style:text-position="0% 100%" style:text-outline="false" style:text-underline-style="none" style:text-underline-color="font-color" fo:color="#000000" fo:font-weight="normal" style:font-weight-asian="normal" style:font-weight-complex="normal"/>
    </style:style>
    <style:style style:name="T135" style:family="text">
      <style:text-properties style:font-name="&quot;Arial&quot;" fo:text-shadow="none" style:font-style-asian="normal" style:font-weight-complex="normal" style:font-weight-asian="normal" style:font-size-complex="11pt" style:font-size-asian="11pt" style:font-name-complex="&quot;Arial&quot;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36" style:family="text">
      <style:text-properties style:font-name="&quot;Arial&quot;" fo:text-shadow="none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style:font-style-complex="normal" fo:color="#a61c00" fo:font-weight="bold" style:font-weight-asian="bold" style:font-weight-complex="bold"/>
    </style:style>
    <style:style style:name="T137" style:family="text">
      <style:text-properties style:font-name="&quot;Arial&quot;" fo:text-shadow="none" style:font-style-asian="normal" style:font-size-complex="11pt" style:font-size-asian="11pt" style:font-name-complex="&quot;Arial&quot;" style:text-position="0% 100%" style:text-outline="false" fo:font-style="normal" style:text-line-through-type="none" style:text-underline-style="none" style:text-underline-color="font-color" fo:font-size="11pt" style:font-style-complex="normal"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Presente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Perfeito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">a</text:span><text:span text:style-name="T5">mo</text:span></text:p>
          </table:table-cell>
          <table:table-cell table:style-name="ce20" office:value-type="string" calcext:value-type="string">
            <text:p><text:span text:style-name="T16">c</text:span><text:span text:style-name="T17">o</text:span><text:span text:style-name="T11">m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87">am</text:span><text:span text:style-name="T106">e</text:span><text:span text:style-name="T107">i</text:span></text:p>
          </table:table-cell>
          <table:table-cell table:style-name="ce20" office:value-type="string" calcext:value-type="string">
            <text:p><text:span text:style-name="T50">com</text:span><text:span text:style-name="T108">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6">a</text:span><text:span text:style-name="T7">m</text:span><text:span text:style-name="T8">a</text:span><text:span text:style-name="T9">s</text:span></text:p>
          </table:table-cell>
          <table:table-cell table:style-name="ce20" office:value-type="string" calcext:value-type="string">
            <text:p><text:span text:style-name="T18">c</text:span><text:span text:style-name="T19">o</text:span><text:span text:style-name="T20">m</text:span><text:span text:style-name="T21">e</text:span><text:span text:style-name="T22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te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st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a</text:span></text:p>
          </table:table-cell>
          <table:table-cell table:style-name="ce20" office:value-type="string" calcext:value-type="string">
            <text:p><text:span text:style-name="T23">c</text:span><text:span text:style-name="T24">o</text:span><text:span text:style-name="T25">m</text:span><text:span text:style-name="T26">e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o</text:span><text:span text:style-name="T15">u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u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mo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á</text:span><text:span text:style-name="T15">mo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6">a</text:span><text:span text:style-name="T7">m</text:span><text:span text:style-name="T8">a</text:span><text:span text:style-name="T9">m</text:span></text:p>
          </table:table-cell>
          <table:table-cell table:style-name="ce25" office:value-type="string" calcext:value-type="string">
            <text:p><text:span text:style-name="T65">c</text:span><text:span text:style-name="T66">o</text:span><text:span text:style-name="T67">m</text:span><text:span text:style-name="T68">e</text:span><text:span text:style-name="T69">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am</text:span><text:span text:style-name="T14">a</text:span><text:span text:style-name="T15">ram</text:span></text:p>
          </table:table-cell>
          <table:table-cell table:style-name="ce25" office:value-type="string" calcext:value-type="string">
            <text:p><text:span text:style-name="T74">com</text:span><text:span text:style-name="T75">e</text:span><text:span text:style-name="T76">ra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Presente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/>
          <table:table-cell table:style-name="ce1" office:value-type="string" calcext:value-type="string">
            <text:p>Perfeito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6">p</text:span><text:span text:style-name="T17">a</text:span><text:span text:style-name="T11">rto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h</text:span><text:span text:style-name="T30">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50">part</text:span><text:span text:style-name="T108">i</text:span></text:p>
          </table:table-cell>
          <table:table-cell table:style-name="ce20" office:value-type="string" calcext:value-type="string">
            <text:p><text:span text:style-name="T16">v</text:span><text:span text:style-name="T17">i</text:span><text:span text:style-name="T127">m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8">p</text:span><text:span text:style-name="T19">a</text:span><text:span text:style-name="T20">rt</text:span><text:span text:style-name="T21">e</text:span><text:span text:style-name="T22">s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</text:span><text:span text:style-name="T30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te</text:span></text:p>
          </table:table-cell>
          <table:table-cell table:style-name="ce20" office:value-type="string" calcext:value-type="string">
            <text:p><text:span text:style-name="T13">vi</text:span><text:span text:style-name="T14">e</text:span><text:span text:style-name="T15">st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e</text:span></text:p>
          </table:table-cell>
          <table:table-cell table:style-name="ce20" office:value-type="string" calcext:value-type="string">
            <text:p><text:span text:style-name="T40">v</text:span><text:span text:style-name="T70">e</text:span><text:span text:style-name="T71">m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u</text:span></text:p>
          </table:table-cell>
          <table:table-cell table:style-name="ce20" office:value-type="string" calcext:value-type="string">
            <text:p><text:span text:style-name="T40">v</text:span><text:span text:style-name="T70">ei</text:span><text:span text:style-name="T71">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mos</text:span></text:p>
          </table:table-cell>
          <table:table-cell table:style-name="ce20" office:value-type="string" calcext:value-type="string">
            <text:p><text:span text:style-name="T16">v</text:span><text:span text:style-name="T17">i</text:span><text:span text:style-name="T11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mos</text:span></text:p>
          </table:table-cell>
          <table:table-cell table:style-name="ce20" office:value-type="string" calcext:value-type="string">
            <text:p><text:span text:style-name="T13">vi</text:span><text:span text:style-name="T14">e</text:span><text:span text:style-name="T1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8">p</text:span><text:span text:style-name="T19">a</text:span><text:span text:style-name="T20">rt</text:span><text:span text:style-name="T21">e</text:span><text:span text:style-name="T22">m</text:span></text:p>
          </table:table-cell>
          <table:table-cell table:style-name="ce25" office:value-type="string" calcext:value-type="string">
            <text:p><text:span text:style-name="T54">v</text:span><text:span text:style-name="T72">ê</text:span><text:span text:style-name="T73">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ram</text:span></text:p>
          </table:table-cell>
          <table:table-cell table:style-name="ce25" office:value-type="string" calcext:value-type="string">
            <text:p><text:span text:style-name="T74">vi</text:span><text:span text:style-name="T75">e</text:span><text:span text:style-name="T76">ra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mperfeito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Futuro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27">am</text:span><text:span text:style-name="T28">a</text:span><text:span text:style-name="T29">v</text:span><text:span text:style-name="T30">a</text:span></text:p>
          </table:table-cell>
          <table:table-cell table:style-name="ce20" office:value-type="string" calcext:value-type="string">
            <text:p><text:span text:style-name="T13">com</text:span><text:span text:style-name="T14">i</text:span><text:span text:style-name="T15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am</text:span><text:span text:style-name="T109">a</text:span><text:span text:style-name="T33">r</text:span><text:span text:style-name="T34">ei</text:span></text:p>
          </table:table-cell>
          <table:table-cell table:style-name="ce20" office:value-type="string" calcext:value-type="string">
            <text:p><text:span text:style-name="T31">com</text:span><text:span text:style-name="T109">e</text:span><text:span text:style-name="T33">r</text:span><text:span text:style-name="T34">e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27">am</text:span><text:span text:style-name="T28">a</text:span><text:span text:style-name="T29">v</text:span><text:span text:style-name="T30">as</text:span></text:p>
          </table:table-cell>
          <table:table-cell table:style-name="ce20" office:value-type="string" calcext:value-type="string">
            <text:p><text:span text:style-name="T13">com</text:span><text:span text:style-name="T14">i</text:span><text:span text:style-name="T15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á</text:span><text:span text:style-name="T35">s</text:span></text:p>
          </table:table-cell>
          <table:table-cell table:style-name="ce20" office:value-type="string" calcext:value-type="string">
            <text:p><text:span text:style-name="T31">com</text:span><text:span text:style-name="T32">e</text:span><text:span text:style-name="T33">r</text:span><text:span text:style-name="T34">á</text:span><text:span text:style-name="T35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27">am</text:span><text:span text:style-name="T28">a</text:span><text:span text:style-name="T29">v</text:span><text:span text:style-name="T30">a</text:span></text:p>
          </table:table-cell>
          <table:table-cell table:style-name="ce20" office:value-type="string" calcext:value-type="string">
            <text:p><text:span text:style-name="T13">com</text:span><text:span text:style-name="T14">i</text:span><text:span text:style-name="T15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am</text:span><text:span text:style-name="T109">a</text:span><text:span text:style-name="T33">r</text:span><text:span text:style-name="T34">á</text:span></text:p>
          </table:table-cell>
          <table:table-cell table:style-name="ce20" office:value-type="string" calcext:value-type="string">
            <text:p><text:span text:style-name="T31">com</text:span><text:span text:style-name="T109">e</text:span><text:span text:style-name="T33">r</text:span><text:span text:style-name="T34">á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27">am</text:span><text:span text:style-name="T28">á</text:span><text:span text:style-name="T29">v</text:span><text:span text:style-name="T30">amos</text:span></text:p>
          </table:table-cell>
          <table:table-cell table:style-name="ce20" office:value-type="string" calcext:value-type="string">
            <text:p><text:span text:style-name="T13">com</text:span><text:span text:style-name="T14">í</text:span><text:span text:style-name="T15">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e</text:span><text:span text:style-name="T35">mos</text:span></text:p>
          </table:table-cell>
          <table:table-cell table:style-name="ce20" office:value-type="string" calcext:value-type="string">
            <text:p><text:span text:style-name="T31">com</text:span><text:span text:style-name="T32">e</text:span><text:span text:style-name="T33">r</text:span><text:span text:style-name="T34">e</text:span><text:span text:style-name="T3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27">am</text:span><text:span text:style-name="T28">a</text:span><text:span text:style-name="T29">v</text:span><text:span text:style-name="T30">am</text:span></text:p>
          </table:table-cell>
          <table:table-cell table:style-name="ce25" office:value-type="string" calcext:value-type="string">
            <text:p><text:span text:style-name="T74">com</text:span><text:span text:style-name="T75">i</text:span><text:span text:style-name="T76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31">am</text:span><text:span text:style-name="T109">a</text:span><text:span text:style-name="T33">r</text:span><text:span text:style-name="T34">ão</text:span></text:p>
          </table:table-cell>
          <table:table-cell table:style-name="ce25" office:value-type="string" calcext:value-type="string">
            <text:p><text:span text:style-name="T91">com</text:span><text:span text:style-name="T128">e</text:span><text:span text:style-name="T93">r</text:span><text:span text:style-name="T94">ão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mperfeito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/>
          <table:table-cell table:style-name="ce1" office:value-type="string" calcext:value-type="string">
            <text:p>Futuro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a</text:span></text:p>
          </table:table-cell>
          <table:table-cell table:style-name="ce20" office:value-type="string" calcext:value-type="string">
            <text:p><text:span text:style-name="T27">v</text:span><text:span text:style-name="T28">i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part</text:span><text:span text:style-name="T109">i</text:span><text:span text:style-name="T33">r</text:span><text:span text:style-name="T34">ei</text:span></text:p>
          </table:table-cell>
          <table:table-cell table:style-name="ce20" office:value-type="string" calcext:value-type="string">
            <text:p><text:span text:style-name="T50">vir</text:span><text:span text:style-name="T108">e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as</text:span></text:p>
          </table:table-cell>
          <table:table-cell table:style-name="ce20" office:value-type="string" calcext:value-type="string">
            <text:p><text:span text:style-name="T27">v</text:span><text:span text:style-name="T28">i</text:span><text:span text:style-name="T29">nh</text:span><text:span text:style-name="T30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á</text:span><text:span text:style-name="T35">s</text:span></text:p>
          </table:table-cell>
          <table:table-cell table:style-name="ce20" office:value-type="string" calcext:value-type="string">
            <text:p><text:span text:style-name="T16">vir</text:span><text:span text:style-name="T17">á</text:span><text:span text:style-name="T11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a</text:span></text:p>
          </table:table-cell>
          <table:table-cell table:style-name="ce20" office:value-type="string" calcext:value-type="string">
            <text:p><text:span text:style-name="T27">v</text:span><text:span text:style-name="T28">i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part</text:span><text:span text:style-name="T109">i</text:span><text:span text:style-name="T33">r</text:span><text:span text:style-name="T34">á</text:span></text:p>
          </table:table-cell>
          <table:table-cell table:style-name="ce20" office:value-type="string" calcext:value-type="string">
            <text:p><text:span text:style-name="T50">vir</text:span><text:span text:style-name="T108">á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í</text:span><text:span text:style-name="T15">amos</text:span></text:p>
          </table:table-cell>
          <table:table-cell table:style-name="ce20" office:value-type="string" calcext:value-type="string">
            <text:p><text:span text:style-name="T27">v</text:span><text:span text:style-name="T28">í</text:span><text:span text:style-name="T29">nh</text:span><text:span text:style-name="T30">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e</text:span><text:span text:style-name="T35">mos</text:span></text:p>
          </table:table-cell>
          <table:table-cell table:style-name="ce20" office:value-type="string" calcext:value-type="string">
            <text:p><text:span text:style-name="T16">vir</text:span><text:span text:style-name="T17">e</text:span><text:span text:style-name="T11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am</text:span></text:p>
          </table:table-cell>
          <table:table-cell table:style-name="ce25" office:value-type="string" calcext:value-type="string">
            <text:p><text:span text:style-name="T77">v</text:span><text:span text:style-name="T78">i</text:span><text:span text:style-name="T79">nh</text:span><text:span text:style-name="T80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31">part</text:span><text:span text:style-name="T109">i</text:span><text:span text:style-name="T33">r</text:span><text:span text:style-name="T34">ão</text:span></text:p>
          </table:table-cell>
          <table:table-cell table:style-name="ce25" office:value-type="string" calcext:value-type="string">
            <text:p><text:span text:style-name="T129">vir</text:span><text:span text:style-name="T130">ão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is-que-perf.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Imperativo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a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a</text:span></text:p>
          </table:table-cell>
          <table:table-cell/>
          <table:table-cell table:style-name="ce2" office:value-type="string" calcext:value-type="string">
            <text:p>Tu (+)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a</text:span></text:p>
          </table:table-cell>
          <table:table-cell table:style-name="ce20" office:value-type="string" calcext:value-type="string">
            <text:p><text:span text:style-name="T23">c</text:span><text:span text:style-name="T24">o</text:span><text:span text:style-name="T25">m</text:span><text:span text:style-name="T26">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a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as</text:span></text:p>
          </table:table-cell>
          <table:table-cell/>
          <table:table-cell table:style-name="ce2" office:value-type="string" calcext:value-type="string">
            <text:p>Tu (-)</text:p>
          </table:table-cell>
          <table:table-cell table:style-name="ce4" office:value-type="string" calcext:value-type="string">
            <text:p><text:span text:style-name="T6">a</text:span><text:span text:style-name="T7">m</text:span><text:span text:style-name="T8">e</text:span><text:span text:style-name="T9">s</text:span></text:p>
          </table:table-cell>
          <table:table-cell table:style-name="ce20" office:value-type="string" calcext:value-type="string">
            <text:p><text:span text:style-name="T18">c</text:span><text:span text:style-name="T19">o</text:span><text:span text:style-name="T20">m</text:span><text:span text:style-name="T21">a</text:span><text:span text:style-name="T22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a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a</text:span></text:p>
          </table:table-cell>
          <table:table-cell/>
          <table:table-cell table:style-name="ce2" office:value-type="string" calcext:value-type="string">
            <text:p>Você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e</text:span></text:p>
          </table:table-cell>
          <table:table-cell table:style-name="ce20" office:value-type="string" calcext:value-type="string">
            <text:p><text:span text:style-name="T23">c</text:span><text:span text:style-name="T24">o</text:span><text:span text:style-name="T25">m</text:span><text:span text:style-name="T26">a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á</text:span><text:span text:style-name="T15">ramos</text:span></text:p>
          </table:table-cell>
          <table:table-cell table:style-name="ce20" office:value-type="string" calcext:value-type="string">
            <text:p><text:span text:style-name="T13">com</text:span><text:span text:style-name="T14">ê</text:span><text:span text:style-name="T15">r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e</text:span><text:span text:style-name="T15">mos</text:span></text:p>
          </table:table-cell>
          <table:table-cell table:style-name="ce20" office:value-type="string" calcext:value-type="string">
            <text:p><text:span text:style-name="T13">com</text:span><text:span text:style-name="T14">a</text:span><text:span text:style-name="T15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am</text:span><text:span text:style-name="T14">a</text:span><text:span text:style-name="T15">ram</text:span></text:p>
          </table:table-cell>
          <table:table-cell table:style-name="ce25" office:value-type="string" calcext:value-type="string">
            <text:p><text:span text:style-name="T74">com</text:span><text:span text:style-name="T75">e</text:span><text:span text:style-name="T76">ram</text:span></text:p>
          </table:table-cell>
          <table:table-cell/>
          <table:table-cell table:style-name="ce3" office:value-type="string" calcext:value-type="string">
            <text:p>Vocês</text:p>
          </table:table-cell>
          <table:table-cell table:style-name="ce12" office:value-type="string" calcext:value-type="string">
            <text:p><text:span text:style-name="T6">a</text:span><text:span text:style-name="T7">m</text:span><text:span text:style-name="T8">e</text:span><text:span text:style-name="T9">m</text:span></text:p>
          </table:table-cell>
          <table:table-cell table:style-name="ce25" office:value-type="string" calcext:value-type="string">
            <text:p><text:span text:style-name="T65">c</text:span><text:span text:style-name="T66">o</text:span><text:span text:style-name="T67">m</text:span><text:span text:style-name="T68">a</text:span><text:span text:style-name="T69">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is-que-perf.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/>
          <table:table-cell table:style-name="ce1" office:value-type="string" calcext:value-type="string">
            <text:p>Imperativo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a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a</text:span></text:p>
          </table:table-cell>
          <table:table-cell/>
          <table:table-cell table:style-name="ce2" office:value-type="string" calcext:value-type="string">
            <text:p>Tu (+)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e</text:span></text:p>
          </table:table-cell>
          <table:table-cell table:style-name="ce20" office:value-type="string" calcext:value-type="string">
            <text:p><text:span text:style-name="T40">v</text:span><text:span text:style-name="T70">e</text:span><text:span text:style-name="T71">m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as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as</text:span></text:p>
          </table:table-cell>
          <table:table-cell/>
          <table:table-cell table:style-name="ce2" office:value-type="string" calcext:value-type="string">
            <text:p>Tu (-)</text:p>
          </table:table-cell>
          <table:table-cell table:style-name="ce4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s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h</text:span><text:span text:style-name="T30">a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a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a</text:span></text:p>
          </table:table-cell>
          <table:table-cell/>
          <table:table-cell table:style-name="ce2" office:value-type="string" calcext:value-type="string">
            <text:p>Você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a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h</text:span><text:span text:style-name="T30">a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í</text:span><text:span text:style-name="T15">ramos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é</text:span><text:span text:style-name="T83">ra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a</text:span><text:span text:style-name="T15">mos</text:span></text:p>
          </table:table-cell>
          <table:table-cell table:style-name="ce20" office:value-type="string" calcext:value-type="string">
            <text:p><text:span text:style-name="T87">v</text:span><text:span text:style-name="T88">enh</text:span><text:span text:style-name="T89">a</text:span><text:span text:style-name="T90">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ram</text:span></text:p>
          </table:table-cell>
          <table:table-cell table:style-name="ce25" office:value-type="string" calcext:value-type="string">
            <text:p><text:span text:style-name="T77">v</text:span><text:span text:style-name="T84">i</text:span><text:span text:style-name="T85">e</text:span><text:span text:style-name="T86">ram</text:span></text:p>
          </table:table-cell>
          <table:table-cell/>
          <table:table-cell table:style-name="ce3" office:value-type="string" calcext:value-type="string">
            <text:p>Vocês</text:p>
          </table:table-cell>
          <table:table-cell table:style-name="ce12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m</text:span></text:p>
          </table:table-cell>
          <table:table-cell table:style-name="ce25" office:value-type="string" calcext:value-type="string">
            <text:p><text:span text:style-name="T77">v</text:span><text:span text:style-name="T78">e</text:span><text:span text:style-name="T79">nh</text:span><text:span text:style-name="T80">a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j. presente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Conj. imperf.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e</text:span></text:p>
          </table:table-cell>
          <table:table-cell table:style-name="ce20" office:value-type="string" calcext:value-type="string">
            <text:p><text:span text:style-name="T23">c</text:span><text:span text:style-name="T24">o</text:span><text:span text:style-name="T25">m</text:span><text:span text:style-name="T26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se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6">a</text:span><text:span text:style-name="T7">m</text:span><text:span text:style-name="T8">e</text:span><text:span text:style-name="T9">s</text:span></text:p>
          </table:table-cell>
          <table:table-cell table:style-name="ce20" office:value-type="string" calcext:value-type="string">
            <text:p><text:span text:style-name="T18">c</text:span><text:span text:style-name="T19">o</text:span><text:span text:style-name="T20">m</text:span><text:span text:style-name="T21">a</text:span><text:span text:style-name="T22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se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ss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0">a</text:span><text:span text:style-name="T11">m</text:span><text:span text:style-name="T12">e</text:span></text:p>
          </table:table-cell>
          <table:table-cell table:style-name="ce20" office:value-type="string" calcext:value-type="string">
            <text:p><text:span text:style-name="T23">c</text:span><text:span text:style-name="T24">o</text:span><text:span text:style-name="T25">m</text:span><text:span text:style-name="T26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sse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e</text:span><text:span text:style-name="T15">mos</text:span></text:p>
          </table:table-cell>
          <table:table-cell table:style-name="ce20" office:value-type="string" calcext:value-type="string">
            <text:p><text:span text:style-name="T13">com</text:span><text:span text:style-name="T14">a</text:span><text:span text:style-name="T15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á</text:span><text:span text:style-name="T15">ssemos</text:span></text:p>
          </table:table-cell>
          <table:table-cell table:style-name="ce20" office:value-type="string" calcext:value-type="string">
            <text:p><text:span text:style-name="T13">com</text:span><text:span text:style-name="T14">ê</text:span><text:span text:style-name="T15">sse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6">a</text:span><text:span text:style-name="T7">m</text:span><text:span text:style-name="T8">e</text:span><text:span text:style-name="T9">m</text:span></text:p>
          </table:table-cell>
          <table:table-cell table:style-name="ce25" office:value-type="string" calcext:value-type="string">
            <text:p><text:span text:style-name="T65">c</text:span><text:span text:style-name="T66">o</text:span><text:span text:style-name="T67">m</text:span><text:span text:style-name="T68">a</text:span><text:span text:style-name="T69">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am</text:span><text:span text:style-name="T14">a</text:span><text:span text:style-name="T15">ssem</text:span></text:p>
          </table:table-cell>
          <table:table-cell table:style-name="ce25" office:value-type="string" calcext:value-type="string">
            <text:p><text:span text:style-name="T74">com</text:span><text:span text:style-name="T75">e</text:span><text:span text:style-name="T76">sse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onj. presente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/>
          <table:table-cell table:style-name="ce1" office:value-type="string" calcext:value-type="string">
            <text:p>Conj. imperf.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a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se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s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h</text:span><text:span text:style-name="T30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ses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ss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23">p</text:span><text:span text:style-name="T24">a</text:span><text:span text:style-name="T25">rt</text:span><text:span text:style-name="T26">a</text:span></text:p>
          </table:table-cell>
          <table:table-cell table:style-name="ce20" office:value-type="string" calcext:value-type="string">
            <text:p><text:span text:style-name="T27">v</text:span><text:span text:style-name="T28">e</text:span><text:span text:style-name="T29">nh</text:span><text:span text:style-name="T30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sse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ss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a</text:span><text:span text:style-name="T15">mos</text:span></text:p>
          </table:table-cell>
          <table:table-cell table:style-name="ce20" office:value-type="string" calcext:value-type="string">
            <text:p><text:span text:style-name="T87">v</text:span><text:span text:style-name="T88">enh</text:span><text:span text:style-name="T89">a</text:span><text:span text:style-name="T90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í</text:span><text:span text:style-name="T15">ssemos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é</text:span><text:span text:style-name="T83">sse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8">p</text:span><text:span text:style-name="T19">a</text:span><text:span text:style-name="T20">rt</text:span><text:span text:style-name="T21">a</text:span><text:span text:style-name="T22">m</text:span></text:p>
          </table:table-cell>
          <table:table-cell table:style-name="ce25" office:value-type="string" calcext:value-type="string">
            <text:p><text:span text:style-name="T77">v</text:span><text:span text:style-name="T78">e</text:span><text:span text:style-name="T79">nh</text:span><text:span text:style-name="T80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ssem</text:span></text:p>
          </table:table-cell>
          <table:table-cell table:style-name="ce25" office:value-type="string" calcext:value-type="string">
            <text:p><text:span text:style-name="T77">v</text:span><text:span text:style-name="T84">i</text:span><text:span text:style-name="T85">e</text:span><text:span text:style-name="T86">sse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onj. futuro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/>
          <table:table-cell table:style-name="ce1" office:value-type="string" calcext:value-type="string">
            <text:p>Infinit. pessoal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e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e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e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mo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rmos</text:span></text:p>
          </table:table-cell>
          <table:table-cell table:style-name="ce20" office:value-type="string" calcext:value-type="string">
            <text:p><text:span text:style-name="T13">com</text:span><text:span text:style-name="T14">e</text:span><text:span text:style-name="T15">r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am</text:span><text:span text:style-name="T14">a</text:span><text:span text:style-name="T15">rem</text:span></text:p>
          </table:table-cell>
          <table:table-cell table:style-name="ce25" office:value-type="string" calcext:value-type="string">
            <text:p><text:span text:style-name="T74">com</text:span><text:span text:style-name="T75">e</text:span><text:span text:style-name="T76">re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am</text:span><text:span text:style-name="T14">a</text:span><text:span text:style-name="T15">rem</text:span></text:p>
          </table:table-cell>
          <table:table-cell table:style-name="ce25" office:value-type="string" calcext:value-type="string">
            <text:p><text:span text:style-name="T74">com</text:span><text:span text:style-name="T75">e</text:span><text:span text:style-name="T76">rem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j. futuro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/>
          <table:table-cell table:style-name="ce1" office:value-type="string" calcext:value-type="string">
            <text:p>Infinit. pessoal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0" office:value-type="string" calcext:value-type="string">
            <text:p><text:span text:style-name="T16">v</text:span><text:span text:style-name="T17">i</text:span><text:span text:style-name="T11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es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e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es</text:span></text:p>
          </table:table-cell>
          <table:table-cell table:style-name="ce20" office:value-type="string" calcext:value-type="string">
            <text:p><text:span text:style-name="T16">v</text:span><text:span text:style-name="T17">i</text:span><text:span text:style-name="T11">r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20" office:value-type="string" calcext:value-type="string">
            <text:p><text:span text:style-name="T16">v</text:span><text:span text:style-name="T17">i</text:span><text:span text:style-name="T11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mos</text:span></text:p>
          </table:table-cell>
          <table:table-cell table:style-name="ce20" office:value-type="string" calcext:value-type="string">
            <text:p><text:span text:style-name="T27">v</text:span><text:span text:style-name="T81">i</text:span><text:span text:style-name="T82">e</text:span><text:span text:style-name="T83">r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rmos</text:span></text:p>
          </table:table-cell>
          <table:table-cell table:style-name="ce20" office:value-type="string" calcext:value-type="string">
            <text:p><text:span text:style-name="T16">v</text:span><text:span text:style-name="T17">i</text:span><text:span text:style-name="T11">rmos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rem</text:span></text:p>
          </table:table-cell>
          <table:table-cell table:style-name="ce25" office:value-type="string" calcext:value-type="string">
            <text:p><text:span text:style-name="T77">v</text:span><text:span text:style-name="T84">i</text:span><text:span text:style-name="T85">e</text:span><text:span text:style-name="T86">re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rem</text:span></text:p>
          </table:table-cell>
          <table:table-cell table:style-name="ce25" office:value-type="string" calcext:value-type="string">
            <text:p><text:span text:style-name="T96">v</text:span><text:span text:style-name="T97">i</text:span><text:span text:style-name="T98">rem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ondicional</text:p>
          </table:table-cell>
          <table:table-cell table:style-name="ce11" office:value-type="string" calcext:value-type="string">
            <text:p>Amar</text:p>
          </table:table-cell>
          <table:table-cell table:style-name="ce24" office:value-type="string" calcext:value-type="string">
            <text:p>Comer</text:p>
          </table:table-cell>
          <table:table-cell/>
          <table:table-cell table:style-name="ce30" office:value-type="string" calcext:value-type="string">
            <text:p>Infinitivo</text:p>
          </table:table-cell>
          <table:table-cell table:style-name="ce32" office:value-type="string" calcext:value-type="string">
            <text:p><text:span text:style-name="T13">am</text:span><text:span text:style-name="T14">a</text:span><text:span text:style-name="T15">r</text:span></text:p>
          </table:table-cell>
          <table:table-cell table:style-name="ce37" office:value-type="string" calcext:value-type="string">
            <text:p><text:span text:style-name="T13">com</text:span><text:span text:style-name="T14">e</text:span><text:span text:style-name="T15">r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</text:span></text:p>
          </table:table-cell>
          <table:table-cell table:style-name="ce20" office:value-type="string" calcext:value-type="string">
            <text:p><text:span text:style-name="T31">com</text:span><text:span text:style-name="T32">e</text:span><text:span text:style-name="T33">r</text:span><text:span text:style-name="T34">i</text:span><text:span text:style-name="T35">a</text:span></text:p>
          </table:table-cell>
          <table:table-cell/>
          <table:table-cell table:style-name="ce2" office:value-type="string" calcext:value-type="string">
            <text:p>Part. passado</text:p>
          </table:table-cell>
          <table:table-cell table:style-name="ce4" office:value-type="string" calcext:value-type="string">
            <text:p><text:span text:style-name="T13">am</text:span><text:span text:style-name="T14">a</text:span><text:span text:style-name="T15">do</text:span></text:p>
          </table:table-cell>
          <table:table-cell table:style-name="ce20" office:value-type="string" calcext:value-type="string">
            <text:p><text:span text:style-name="T13">com</text:span><text:span text:style-name="T14">i</text:span><text:span text:style-name="T15">d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s</text:span></text:p>
          </table:table-cell>
          <table:table-cell table:style-name="ce20" office:value-type="string" calcext:value-type="string">
            <text:p><text:span text:style-name="T31">com</text:span><text:span text:style-name="T32">e</text:span><text:span text:style-name="T33">r</text:span><text:span text:style-name="T34">i</text:span><text:span text:style-name="T35">as</text:span></text:p>
          </table:table-cell>
          <table:table-cell/>
          <table:table-cell table:style-name="ce3" office:value-type="string" calcext:value-type="string">
            <text:p>Gerúndio</text:p>
          </table:table-cell>
          <table:table-cell table:style-name="ce12" office:value-type="string" calcext:value-type="string">
            <text:p><text:span text:style-name="T13">am</text:span><text:span text:style-name="T14">a</text:span><text:span text:style-name="T15">ndo</text:span></text:p>
          </table:table-cell>
          <table:table-cell table:style-name="ce25" office:value-type="string" calcext:value-type="string">
            <text:p><text:span text:style-name="T74">com</text:span><text:span text:style-name="T75">e</text:span><text:span text:style-name="T76">nd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</text:span></text:p>
          </table:table-cell>
          <table:table-cell table:style-name="ce20" office:value-type="string" calcext:value-type="string">
            <text:p><text:span text:style-name="T31">com</text:span><text:span text:style-name="T32">e</text:span><text:span text:style-name="T33">r</text:span><text:span text:style-name="T34">i</text:span><text:span text:style-name="T35">a</text:span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am</text:span><text:span text:style-name="T32">a</text:span><text:span text:style-name="T33">r</text:span><text:span text:style-name="T34">í</text:span><text:span text:style-name="T35">amos</text:span></text:p>
          </table:table-cell>
          <table:table-cell table:style-name="ce20" office:value-type="string" calcext:value-type="string">
            <text:p><text:span text:style-name="T31">com</text:span><text:span text:style-name="T32">e</text:span><text:span text:style-name="T33">r</text:span><text:span text:style-name="T34">í</text:span><text:span text:style-name="T35">amos</text:span></text:p>
          </table:table-cell>
          <table:table-cell/>
          <table:table-cell table:style-name="ce30" office:value-type="string" calcext:value-type="string">
            <text:p>Infinitivo</text:p>
          </table:table-cell>
          <table:table-cell table:style-name="ce32" office:value-type="string" calcext:value-type="string">
            <text:p><text:span text:style-name="T13">part</text:span><text:span text:style-name="T14">i</text:span><text:span text:style-name="T15">r</text:span></text:p>
          </table:table-cell>
          <table:table-cell table:style-name="ce37" office:value-type="string" calcext:value-type="string">
            <text:p><text:span text:style-name="T16">v</text:span><text:span text:style-name="T17">i</text:span><text:span text:style-name="T11">r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31">am</text:span><text:span text:style-name="T32">a</text:span><text:span text:style-name="T33">r</text:span><text:span text:style-name="T34">i</text:span><text:span text:style-name="T35">am</text:span></text:p>
          </table:table-cell>
          <table:table-cell table:style-name="ce25" office:value-type="string" calcext:value-type="string">
            <text:p><text:span text:style-name="T91">com</text:span><text:span text:style-name="T92">e</text:span><text:span text:style-name="T93">r</text:span><text:span text:style-name="T94">i</text:span><text:span text:style-name="T95">am</text:span></text:p>
          </table:table-cell>
          <table:table-cell/>
          <table:table-cell table:style-name="ce2" office:value-type="string" calcext:value-type="string">
            <text:p>Part. passado</text:p>
          </table:table-cell>
          <table:table-cell table:style-name="ce4" office:value-type="string" calcext:value-type="string">
            <text:p><text:span text:style-name="T13">part</text:span><text:span text:style-name="T14">i</text:span><text:span text:style-name="T15">do</text:span></text:p>
          </table:table-cell>
          <table:table-cell table:style-name="ce20" office:value-type="string" calcext:value-type="string">
            <text:p><text:span text:style-name="T131">v</text:span><text:span text:style-name="T132">i</text:span><text:span text:style-name="T133">n</text:span><text:span text:style-name="T134">do</text:span>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table:style-name="ce3" office:value-type="string" calcext:value-type="string">
            <text:p>Gerúndio</text:p>
          </table:table-cell>
          <table:table-cell table:style-name="ce12" office:value-type="string" calcext:value-type="string">
            <text:p><text:span text:style-name="T13">part</text:span><text:span text:style-name="T14">i</text:span><text:span text:style-name="T15">ndo</text:span></text:p>
          </table:table-cell>
          <table:table-cell table:style-name="ce25" office:value-type="string" calcext:value-type="string">
            <text:p><text:span text:style-name="T96">v</text:span><text:span text:style-name="T97">i</text:span><text:span text:style-name="T98">ndo</text:span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ditional</text:p>
          </table:table-cell>
          <table:table-cell table:style-name="ce11" office:value-type="string" calcext:value-type="string">
            <text:p>Partir</text:p>
          </table:table-cell>
          <table:table-cell table:style-name="ce24" office:value-type="string" calcext:value-type="string">
            <text:p>V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</text:span></text:p>
          </table:table-cell>
          <table:table-cell table:style-name="ce20" office:value-type="string" calcext:value-type="string">
            <text:p><text:span text:style-name="T16">vir</text:span><text:span text:style-name="T17">i</text:span><text:span text:style-name="T11">a</text:span></text:p>
          </table:table-cell>
          <table:table-cell/>
          <table:table-cell table:style-name="ce30" office:value-type="string" calcext:value-type="string" table:number-columns-spanned="2" table:number-rows-spanned="1">
            <text:p>Perfeito composto</text:p>
          </table:table-cell>
          <table:covered-table-cell table:style-name="ce33"/>
          <table:table-cell table:style-name="ce37" office:value-type="string" calcext:value-type="string">
            <text:p>tenho amad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s</text:span></text:p>
          </table:table-cell>
          <table:table-cell table:style-name="ce20" office:value-type="string" calcext:value-type="string">
            <text:p><text:span text:style-name="T16">vir</text:span><text:span text:style-name="T17">i</text:span><text:span text:style-name="T11">as</text:span></text:p>
          </table:table-cell>
          <table:table-cell/>
          <table:table-cell table:style-name="ce2" office:value-type="string" calcext:value-type="string" table:number-columns-spanned="2" table:number-rows-spanned="1">
            <text:p>Mais-que-perfeito composto</text:p>
          </table:table-cell>
          <table:covered-table-cell table:style-name="ce34"/>
          <table:table-cell table:style-name="ce20" office:value-type="string" calcext:value-type="string">
            <text:p>tinha amad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</text:span></text:p>
          </table:table-cell>
          <table:table-cell table:style-name="ce20" office:value-type="string" calcext:value-type="string">
            <text:p><text:span text:style-name="T16">vir</text:span><text:span text:style-name="T17">i</text:span><text:span text:style-name="T11">a</text:span></text:p>
          </table:table-cell>
          <table:table-cell/>
          <table:table-cell table:style-name="ce2" office:value-type="string" calcext:value-type="string" table:number-columns-spanned="2" table:number-rows-spanned="1">
            <text:p>Mais-que-perfeito anterior</text:p>
          </table:table-cell>
          <table:covered-table-cell table:style-name="ce34"/>
          <table:table-cell table:style-name="ce20" office:value-type="string" calcext:value-type="string">
            <text:p>tivera amad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31">part</text:span><text:span text:style-name="T32">i</text:span><text:span text:style-name="T33">r</text:span><text:span text:style-name="T34">í</text:span><text:span text:style-name="T35">amos</text:span></text:p>
          </table:table-cell>
          <table:table-cell table:style-name="ce20" office:value-type="string" calcext:value-type="string">
            <text:p><text:span text:style-name="T16">vir</text:span><text:span text:style-name="T17">í</text:span><text:span text:style-name="T11">amos</text:span></text:p>
          </table:table-cell>
          <table:table-cell/>
          <table:table-cell table:style-name="ce2" office:value-type="string" calcext:value-type="string" table:number-columns-spanned="2" table:number-rows-spanned="1">
            <text:p>Futuro composto</text:p>
          </table:table-cell>
          <table:covered-table-cell table:style-name="ce34"/>
          <table:table-cell table:style-name="ce20" office:value-type="string" calcext:value-type="string">
            <text:p>terei amad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31">part</text:span><text:span text:style-name="T32">i</text:span><text:span text:style-name="T33">r</text:span><text:span text:style-name="T34">i</text:span><text:span text:style-name="T35">am</text:span></text:p>
          </table:table-cell>
          <table:table-cell table:style-name="ce25" office:value-type="string" calcext:value-type="string">
            <text:p><text:span text:style-name="T96">vir</text:span><text:span text:style-name="T97">i</text:span><text:span text:style-name="T98">am</text:span></text:p>
          </table:table-cell>
          <table:table-cell/>
          <table:table-cell table:style-name="ce5" office:value-type="string" calcext:value-type="string" table:number-columns-spanned="2" table:number-rows-spanned="1">
            <text:p>Conjuntivo perfeito</text:p>
          </table:table-cell>
          <table:covered-table-cell table:style-name="ce35"/>
          <table:table-cell table:style-name="ce27" office:value-type="string" calcext:value-type="string">
            <text:p>tenha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Conj. mais-que-perf. composto</text:p>
          </table:table-cell>
          <table:covered-table-cell table:style-name="ce34"/>
          <table:table-cell table:style-name="ce20" office:value-type="string" calcext:value-type="string">
            <text:p>tivesse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Conjuntico futuro composto</text:p>
          </table:table-cell>
          <table:covered-table-cell table:style-name="ce34"/>
          <table:table-cell table:style-name="ce20" office:value-type="string" calcext:value-type="string">
            <text:p>tiver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Condicional composto</text:p>
          </table:table-cell>
          <table:covered-table-cell table:style-name="ce35"/>
          <table:table-cell table:style-name="ce27" office:value-type="string" calcext:value-type="string">
            <text:p>teria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Infinitivo pessoal perfeito</text:p>
          </table:table-cell>
          <table:covered-table-cell table:style-name="ce35"/>
          <table:table-cell table:style-name="ce27" office:value-type="string" calcext:value-type="string">
            <text:p>ter amad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Infinitivo perfeito</text:p>
          </table:table-cell>
          <table:covered-table-cell table:style-name="ce36"/>
          <table:table-cell table:style-name="ce25" office:value-type="string" calcext:value-type="string">
            <text:p>ter amado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11" office:value-type="string" calcext:value-type="string">
            <text:p>Ser</text:p>
          </table:table-cell>
          <table:table-cell table:style-name="ce24" office:value-type="string" calcext:value-type="string">
            <text:p>Ir</text:p>
          </table:table-cell>
          <table:table-cell/>
          <table:table-cell table:style-name="ce1"/>
          <table:table-cell table:style-name="ce11" office:value-type="string" calcext:value-type="string">
            <text:p>Dar</text:p>
          </table:table-cell>
          <table:table-cell table:style-name="ce24"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s</text:span><text:span text:style-name="T37">ou</text:span></text:p>
          </table:table-cell>
          <table:table-cell table:style-name="ce26" office:value-type="string" calcext:value-type="string">
            <text:p><text:span text:style-name="T45">vou</text:span></text:p>
          </table:table-cell>
          <table:table-cell/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d</text:span><text:span text:style-name="T37">ou</text:span></text:p>
          </table:table-cell>
          <table:table-cell table:style-name="ce20" office:value-type="string" calcext:value-type="string">
            <text:p><text:span text:style-name="T46">t</text:span><text:span text:style-name="T47">enh</text:span><text:span text:style-name="T48">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38">é</text:span><text:span text:style-name="T39">s</text:span></text:p>
          </table:table-cell>
          <table:table-cell table:style-name="ce20" office:value-type="string" calcext:value-type="string">
            <text:p><text:span text:style-name="T43">vai</text:span><text:span text:style-name="T44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9">dás</text:span></text:p>
          </table:table-cell>
          <table:table-cell table:style-name="ce20" office:value-type="string" calcext:value-type="string">
            <text:p><text:span text:style-name="T46">t</text:span><text:span text:style-name="T47">en</text:span><text:span text:style-name="T48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13" office:value-type="string" calcext:value-type="string">
            <text:p>é</text:p>
          </table:table-cell>
          <table:table-cell table:style-name="ce26" office:value-type="string" calcext:value-type="string">
            <text:p>vai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50">dá</text:span></text:p>
          </table:table-cell>
          <table:table-cell table:style-name="ce20" office:value-type="string" calcext:value-type="string">
            <text:p><text:span text:style-name="T40">t</text:span><text:span text:style-name="T41">em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0">s</text:span><text:span text:style-name="T41">o</text:span><text:span text:style-name="T42">mos</text:span></text:p>
          </table:table-cell>
          <table:table-cell table:style-name="ce20" office:value-type="string" calcext:value-type="string">
            <text:p><text:span text:style-name="T43">va</text:span><text:span text:style-name="T44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damos</text:span></text:p>
          </table:table-cell>
          <table:table-cell table:style-name="ce20" office:value-type="string" calcext:value-type="string">
            <text:p><text:span text:style-name="T49">temo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36">s</text:span><text:span text:style-name="T37">ão</text:span></text:p>
          </table:table-cell>
          <table:table-cell table:style-name="ce26" office:value-type="string" calcext:value-type="string">
            <text:p><text:span text:style-name="T45">vão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50">dão</text:span></text:p>
          </table:table-cell>
          <table:table-cell table:style-name="ce20" office:value-type="string" calcext:value-type="string">
            <text:p><text:span text:style-name="T40">t</text:span><text:span text:style-name="T41">êm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erfeito (eu)</text:p>
          </table:table-cell>
          <table:table-cell table:style-name="ce14" office:value-type="string" calcext:value-type="string">
            <text:p><text:span text:style-name="T38">fu</text:span><text:span text:style-name="T39">i</text:span></text:p>
          </table:table-cell>
          <table:table-cell table:style-name="ce27" office:value-type="string" calcext:value-type="string">
            <text:p><text:span text:style-name="T38">fu</text:span><text:span text:style-name="T39">i</text:span></text:p>
          </table:table-cell>
          <table:table-cell/>
          <table:table-cell table:style-name="ce5" office:value-type="string" calcext:value-type="string">
            <text:p>Perfeito (eu)</text:p>
          </table:table-cell>
          <table:table-cell table:style-name="ce14" office:value-type="string" calcext:value-type="string">
            <text:p><text:span text:style-name="T50">dei</text:span></text:p>
          </table:table-cell>
          <table:table-cell table:style-name="ce27" office:value-type="string" calcext:value-type="string">
            <text:p><text:span text:style-name="T40">t</text:span><text:span text:style-name="T41">i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3">fo</text:span><text:span text:style-name="T44">ste</text:span></text:p>
          </table:table-cell>
          <table:table-cell table:style-name="ce20" office:value-type="string" calcext:value-type="string">
            <text:p><text:span text:style-name="T43">fo</text:span><text:span text:style-name="T44">ste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ste</text:span>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13" office:value-type="string" calcext:value-type="string">
            <text:p><text:span text:style-name="T45">foi</text:span></text:p>
          </table:table-cell>
          <table:table-cell table:style-name="ce26" office:value-type="string" calcext:value-type="string">
            <text:p><text:span text:style-name="T45">foi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u</text:span></text:p>
          </table:table-cell>
          <table:table-cell table:style-name="ce20" office:value-type="string" calcext:value-type="string">
            <text:p><text:span text:style-name="T40">t</text:span><text:span text:style-name="T41">e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3">fo</text:span><text:span text:style-name="T44">mos</text:span></text:p>
          </table:table-cell>
          <table:table-cell table:style-name="ce20" office:value-type="string" calcext:value-type="string">
            <text:p><text:span text:style-name="T43">fo</text:span><text:span text:style-name="T44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mos</text:span>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3">fo</text:span><text:span text:style-name="T44">ram</text:span></text:p>
          </table:table-cell>
          <table:table-cell table:style-name="ce20" office:value-type="string" calcext:value-type="string">
            <text:p><text:span text:style-name="T43">fo</text:span><text:span text:style-name="T44">ram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d</text:span><text:span text:style-name="T41">e</text:span><text:span text:style-name="T42">ram</text:span>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6" office:value-type="string" calcext:value-type="string">
            <text:p>Imperfeito (eu)</text:p>
          </table:table-cell>
          <table:table-cell table:style-name="ce15" office:value-type="string" calcext:value-type="string">
            <text:p><text:span text:style-name="T43">er</text:span><text:span text:style-name="T44">a</text:span></text:p>
          </table:table-cell>
          <table:table-cell table:style-name="ce28" office:value-type="string" calcext:value-type="string">
            <text:p>ia</text:p>
          </table:table-cell>
          <table:table-cell/>
          <table:table-cell table:style-name="ce6" office:value-type="string" calcext:value-type="string">
            <text:p>Imperfeito (eu)</text:p>
          </table:table-cell>
          <table:table-cell table:style-name="ce15" office:value-type="string" calcext:value-type="string">
            <text:p>dava</text:p>
          </table:table-cell>
          <table:table-cell table:style-name="ce28" office:value-type="string" calcext:value-type="string">
            <text:p><text:span text:style-name="T46">t</text:span><text:span text:style-name="T47">inh</text:span><text:span text:style-name="T48">a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j. pres. (eu)</text:p>
          </table:table-cell>
          <table:table-cell table:style-name="ce12" office:value-type="string" calcext:value-type="string">
            <text:p><text:span text:style-name="T46">s</text:span><text:span text:style-name="T47">ej</text:span><text:span text:style-name="T48">a</text:span></text:p>
          </table:table-cell>
          <table:table-cell table:style-name="ce25" office:value-type="string" calcext:value-type="string">
            <text:p><text:span text:style-name="T99">v</text:span><text:span text:style-name="T100">á</text:span></text:p>
          </table:table-cell>
          <table:table-cell/>
          <table:table-cell table:style-name="ce3" office:value-type="string" calcext:value-type="string">
            <text:p>Conj. pres. (eu)</text:p>
          </table:table-cell>
          <table:table-cell table:style-name="ce12" office:value-type="string" calcext:value-type="string">
            <text:p><text:span text:style-name="T36">d</text:span><text:span text:style-name="T37">ê</text:span></text:p>
          </table:table-cell>
          <table:table-cell table:style-name="ce25" office:value-type="string" calcext:value-type="string">
            <text:p><text:span text:style-name="T54">t</text:span><text:span text:style-name="T55">enh</text:span><text:span text:style-name="T56">a</text:span></text:p>
          </table:table-cell>
          <table:table-cell table:number-columns-repeated="1017"/>
        </table:table-row>
        <table:table-row table:style-name="ro1">
          <table:table-cell/>
          <table:table-cell table:style-name="ce16" table:number-columns-repeated="7"/>
          <table:table-cell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11" office:value-type="string" calcext:value-type="string">
            <text:p>Ver</text:p>
          </table:table-cell>
          <table:table-cell table:style-name="ce24" office:value-type="string" calcext:value-type="string">
            <text:p>Vir</text:p>
          </table:table-cell>
          <table:table-cell/>
          <table:table-cell table:style-name="ce1"/>
          <table:table-cell table:style-name="ce11" office:value-type="string" calcext:value-type="string">
            <text:p>Pôr</text:p>
          </table:table-cell>
          <table:table-cell table:style-name="ce24" office:value-type="string" calcext:value-type="string">
            <text:p>Ha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46">v</text:span><text:span text:style-name="T47">ej</text:span><text:span text:style-name="T48">o</text:span></text:p>
          </table:table-cell>
          <table:table-cell table:style-name="ce20" office:value-type="string" calcext:value-type="string">
            <text:p><text:span text:style-name="T46">v</text:span><text:span text:style-name="T47">enh</text:span><text:span text:style-name="T48">o</text:span></text:p>
          </table:table-cell>
          <table:table-cell/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46">p</text:span><text:span text:style-name="T47">onh</text:span><text:span text:style-name="T48">o</text:span></text:p>
          </table:table-cell>
          <table:table-cell table:style-name="ce20" office:value-type="string" calcext:value-type="string">
            <text:p><text:span text:style-name="T36">h</text:span><text:span text:style-name="T37">e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v</text:span><text:span text:style-name="T41">ê</text:span><text:span text:style-name="T42">s</text:span></text:p>
          </table:table-cell>
          <table:table-cell table:style-name="ce20" office:value-type="string" calcext:value-type="string">
            <text:p><text:span text:style-name="T46">v</text:span><text:span text:style-name="T47">en</text:span><text:span text:style-name="T48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6">p</text:span><text:span text:style-name="T47">õe</text:span><text:span text:style-name="T48">s</text:span></text:p>
          </table:table-cell>
          <table:table-cell table:style-name="ce20" office:value-type="string" calcext:value-type="string">
            <text:p><text:span text:style-name="T40">h</text:span><text:span text:style-name="T41">á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v</text:span><text:span text:style-name="T37">ê</text:span></text:p>
          </table:table-cell>
          <table:table-cell table:style-name="ce20" office:value-type="string" calcext:value-type="string">
            <text:p><text:span text:style-name="T40">v</text:span><text:span text:style-name="T41">em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p</text:span><text:span text:style-name="T41">õe</text:span></text:p>
          </table:table-cell>
          <table:table-cell table:style-name="ce20" office:value-type="string" calcext:value-type="string">
            <text:p><text:span text:style-name="T36">h</text:span><text:span text:style-name="T37">á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vemos</text:span></text:p>
          </table:table-cell>
          <table:table-cell table:style-name="ce20" office:value-type="string" calcext:value-type="string">
            <text:p><text:span text:style-name="T49">vi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pomos</text:span></text:p>
          </table:table-cell>
          <table:table-cell table:style-name="ce20" office:value-type="string" calcext:value-type="string">
            <text:p><text:span text:style-name="T49">havemo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v</text:span><text:span text:style-name="T41">e</text:span><text:span text:style-name="T42">em</text:span></text:p>
          </table:table-cell>
          <table:table-cell table:style-name="ce20" office:value-type="string" calcext:value-type="string">
            <text:p><text:span text:style-name="T40">v</text:span><text:span text:style-name="T41">êm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6">p</text:span><text:span text:style-name="T47">õe</text:span><text:span text:style-name="T48">m</text:span></text:p>
          </table:table-cell>
          <table:table-cell table:style-name="ce20" office:value-type="string" calcext:value-type="string">
            <text:p><text:span text:style-name="T36">h</text:span><text:span text:style-name="T37">ão</text:span>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erfeito (eu)</text:p>
          </table:table-cell>
          <table:table-cell table:style-name="ce14" office:value-type="string" calcext:value-type="string">
            <text:p><text:span text:style-name="T36">v</text:span><text:span text:style-name="T37">i</text:span></text:p>
          </table:table-cell>
          <table:table-cell table:style-name="ce27" office:value-type="string" calcext:value-type="string">
            <text:p><text:span text:style-name="T101">vi</text:span><text:span text:style-name="T102">m</text:span></text:p>
          </table:table-cell>
          <table:table-cell/>
          <table:table-cell table:style-name="ce5" office:value-type="string" calcext:value-type="string">
            <text:p>Perfeito (eu)</text:p>
          </table:table-cell>
          <table:table-cell table:style-name="ce14" office:value-type="string" calcext:value-type="string">
            <text:p><text:span text:style-name="T40">p</text:span><text:span text:style-name="T41">us</text:span></text:p>
          </table:table-cell>
          <table:table-cell table:style-name="ce27" office:value-type="string" calcext:value-type="string">
            <text:p><text:span text:style-name="T40">h</text:span><text:span text:style-name="T41">ou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ste</text:span></text:p>
          </table:table-cell>
          <table:table-cell table:style-name="ce20" office:value-type="string" calcext:value-type="string">
            <text:p><text:span text:style-name="T40">vi</text:span><text:span text:style-name="T41">e</text:span><text:span text:style-name="T42">ste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/>
          <table:table-cell table:style-name="ce20"/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u</text:span></text:p>
          </table:table-cell>
          <table:table-cell table:style-name="ce20" office:value-type="string" calcext:value-type="string">
            <text:p><text:span text:style-name="T40">v</text:span><text:span text:style-name="T41">eio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p</text:span><text:span text:style-name="T41">ôs</text:span></text:p>
          </table:table-cell>
          <table:table-cell table:style-name="ce20" office:value-type="string" calcext:value-type="string">
            <text:p><text:span text:style-name="T40">h</text:span><text:span text:style-name="T41">ouv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mos</text:span></text:p>
          </table:table-cell>
          <table:table-cell table:style-name="ce20" office:value-type="string" calcext:value-type="string">
            <text:p><text:span text:style-name="T40">vi</text:span><text:span text:style-name="T41">e</text:span><text:span text:style-name="T42">mos</text:span>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/>
          <table:table-cell table:style-name="ce20"/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v</text:span><text:span text:style-name="T41">i</text:span><text:span text:style-name="T42">ram</text:span></text:p>
          </table:table-cell>
          <table:table-cell table:style-name="ce20" office:value-type="string" calcext:value-type="string">
            <text:p><text:span text:style-name="T40">vi</text:span><text:span text:style-name="T41">e</text:span><text:span text:style-name="T42">ram</text:span>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/>
          <table:table-cell table:style-name="ce20"/>
          <table:table-cell table:number-columns-repeated="1017"/>
        </table:table-row>
        <table:table-row table:style-name="ro1">
          <table:table-cell table:style-name="ce6" office:value-type="string" calcext:value-type="string">
            <text:p>Imperfeito (eu)</text:p>
          </table:table-cell>
          <table:table-cell table:style-name="ce15" office:value-type="string" calcext:value-type="string">
            <text:p>via</text:p>
          </table:table-cell>
          <table:table-cell table:style-name="ce28" office:value-type="string" calcext:value-type="string">
            <text:p><text:span text:style-name="T46">v</text:span><text:span text:style-name="T47">inh</text:span><text:span text:style-name="T48">a</text:span></text:p>
          </table:table-cell>
          <table:table-cell/>
          <table:table-cell table:style-name="ce6" office:value-type="string" calcext:value-type="string">
            <text:p>Imperfeito (eu)</text:p>
          </table:table-cell>
          <table:table-cell table:style-name="ce15" office:value-type="string" calcext:value-type="string">
            <text:p><text:span text:style-name="T46">p</text:span><text:span text:style-name="T47">unh</text:span><text:span text:style-name="T48">a</text:span></text:p>
          </table:table-cell>
          <table:table-cell table:style-name="ce28" office:value-type="string" calcext:value-type="string">
            <text:p>havi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j. pres. (eu)</text:p>
          </table:table-cell>
          <table:table-cell table:style-name="ce12" office:value-type="string" calcext:value-type="string">
            <text:p><text:span text:style-name="T46">v</text:span><text:span text:style-name="T47">ej</text:span><text:span text:style-name="T48">a</text:span></text:p>
          </table:table-cell>
          <table:table-cell table:style-name="ce25" office:value-type="string" calcext:value-type="string">
            <text:p><text:span text:style-name="T54">v</text:span><text:span text:style-name="T55">enh</text:span><text:span text:style-name="T56">a</text:span></text:p>
          </table:table-cell>
          <table:table-cell/>
          <table:table-cell table:style-name="ce3" office:value-type="string" calcext:value-type="string">
            <text:p>Conj. pres. (eu)</text:p>
          </table:table-cell>
          <table:table-cell table:style-name="ce12" office:value-type="string" calcext:value-type="string">
            <text:p><text:span text:style-name="T40">p</text:span><text:span text:style-name="T41">onh</text:span><text:span text:style-name="T42">a</text:span></text:p>
          </table:table-cell>
          <table:table-cell table:style-name="ce25" office:value-type="string" calcext:value-type="string">
            <text:p><text:span text:style-name="T135">h</text:span><text:span text:style-name="T136">aj</text:span><text:span text:style-name="T137">a</text:span>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7"/>
          <table:table-cell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11" office:value-type="string" calcext:value-type="string">
            <text:p>Estar</text:p>
          </table:table-cell>
          <table:table-cell table:style-name="ce24" office:value-type="string" calcext:value-type="string">
            <text:p>Querer</text:p>
          </table:table-cell>
          <table:table-cell table:style-name="ce4" table:number-columns-repeated="5"/>
          <table:table-cell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est</text:span><text:span text:style-name="T37">ou</text:span></text:p>
          </table:table-cell>
          <table:table-cell table:style-name="ce20"/>
          <table:table-cell table:style-name="ce4" table:number-columns-repeated="5"/>
          <table:table-cell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9">estás</text:span></text:p>
          </table:table-cell>
          <table:table-cell table:style-name="ce20"/>
          <table:table-cell table:style-name="ce4" table:number-columns-repeated="5"/>
          <table:table-cell/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50">está</text:span></text:p>
          </table:table-cell>
          <table:table-cell table:style-name="ce20" office:value-type="string" calcext:value-type="string">
            <text:p><text:span text:style-name="T101">que</text:span><text:span text:style-name="T102">r</text:span></text:p>
          </table:table-cell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<text:span text:style-name="T49">estamos</text:span></text:p>
          </table:table-cell>
          <table:table-cell table:style-name="ce20"/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50">estão</text:span></text:p>
          </table:table-cell>
          <table:table-cell table:style-name="ce20"/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>
            <text:p>Perfeito (eu)</text:p>
          </table:table-cell>
          <table:table-cell table:style-name="ce14" office:value-type="string" calcext:value-type="string">
            <text:p><text:span text:style-name="T40">est</text:span><text:span text:style-name="T41">ive</text:span></text:p>
          </table:table-cell>
          <table:table-cell table:style-name="ce27" office:value-type="string" calcext:value-type="string">
            <text:p><text:span text:style-name="T40">qu</text:span><text:span text:style-name="T41">is</text:span></text:p>
          </table:table-cell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/>
          <table:table-cell table:style-name="ce20"/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est</text:span><text:span text:style-name="T41">eve</text:span></text:p>
          </table:table-cell>
          <table:table-cell table:style-name="ce20" office:value-type="string" calcext:value-type="string">
            <text:p><text:span text:style-name="T40">qu</text:span><text:span text:style-name="T41">is</text:span></text:p>
          </table:table-cell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/>
          <table:table-cell table:style-name="ce20"/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/>
          <table:table-cell table:style-name="ce20"/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Imperfeito (eu)</text:p>
          </table:table-cell>
          <table:table-cell table:style-name="ce15" office:value-type="string" calcext:value-type="string">
            <text:p>estava</text:p>
          </table:table-cell>
          <table:table-cell table:style-name="ce28" office:value-type="string" calcext:value-type="string">
            <text:p>queria</text:p>
          </table:table-cell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Conj. pres. (eu)</text:p>
          </table:table-cell>
          <table:table-cell table:style-name="ce12" office:value-type="string" calcext:value-type="string">
            <text:p><text:span text:style-name="T46">est</text:span><text:span text:style-name="T47">ej</text:span><text:span text:style-name="T48">a</text:span></text:p>
          </table:table-cell>
          <table:table-cell table:style-name="ce25" office:value-type="string" calcext:value-type="string">
            <text:p><text:span text:style-name="T103">que</text:span><text:span text:style-name="T104">i</text:span><text:span text:style-name="T105">ra</text:span></text:p>
          </table:table-cell>
          <table:table-cell table:style-name="ce4" table:number-columns-repeated="5"/>
          <table:table-cell table:style-name="ce16" table:number-columns-repeated="3"/>
          <table:table-cell table:number-columns-repeated="1013"/>
        </table:table-row>
        <table:table-row table:style-name="ro1">
          <table:table-cell/>
          <table:table-cell table:style-name="ce4" table:number-columns-repeated="7"/>
          <table:table-cell table:style-name="ce16" table:number-columns-repeated="3"/>
          <table:table-cell table:number-columns-repeated="1013"/>
        </table:table-row>
        <table:table-row table:style-name="ro4">
          <table:table-cell/>
          <table:table-cell table:style-name="ce4" table:number-columns-repeated="7"/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1"/>
          <table:table-cell table:style-name="ce11" office:value-type="string" calcext:value-type="string">
            <text:p>Dizer</text:p>
          </table:table-cell>
          <table:table-cell table:style-name="ce24" office:value-type="string" calcext:value-type="string">
            <text:p>Trazer</text:p>
          </table:table-cell>
          <table:table-cell/>
          <table:table-cell table:style-name="ce1"/>
          <table:table-cell table:style-name="ce11" office:value-type="string" calcext:value-type="string">
            <text:p>Saber</text:p>
          </table:table-cell>
          <table:table-cell table:style-name="ce24" office:value-type="string" calcext:value-type="string">
            <text:p>Cab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51">di</text:span><text:span text:style-name="T52">g</text:span><text:span text:style-name="T53">o</text:span></text:p>
          </table:table-cell>
          <table:table-cell table:style-name="ce20" office:value-type="string" calcext:value-type="string">
            <text:p><text:span text:style-name="T51">tra</text:span><text:span text:style-name="T52">g</text:span><text:span text:style-name="T53">o</text:span></text:p>
          </table:table-cell>
          <table:table-cell/>
          <table:table-cell table:style-name="ce2" office:value-type="string" calcext:value-type="string">
            <text:p>Presente (eu)</text:p>
          </table:table-cell>
          <table:table-cell table:style-name="ce4" office:value-type="string" calcext:value-type="string">
            <text:p><text:span text:style-name="T36">s</text:span><text:span text:style-name="T37">ei</text:span></text:p>
          </table:table-cell>
          <table:table-cell table:style-name="ce20" office:value-type="string" calcext:value-type="string">
            <text:p><text:span text:style-name="T51">ca</text:span><text:span text:style-name="T52">i</text:span><text:span text:style-name="T53">b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rfeito (eu)</text:p>
          </table:table-cell>
          <table:table-cell table:style-name="ce4" office:value-type="string" calcext:value-type="string">
            <text:p><text:span text:style-name="T40">d</text:span><text:span text:style-name="T41">isse</text:span></text:p>
          </table:table-cell>
          <table:table-cell table:style-name="ce20" office:value-type="string" calcext:value-type="string">
            <text:p><text:span text:style-name="T40">tr</text:span><text:span text:style-name="T41">ouxe</text:span></text:p>
          </table:table-cell>
          <table:table-cell/>
          <table:table-cell table:style-name="ce2" office:value-type="string" calcext:value-type="string">
            <text:p>Perfeito (eu)</text:p>
          </table:table-cell>
          <table:table-cell table:style-name="ce4" office:value-type="string" calcext:value-type="string">
            <text:p><text:span text:style-name="T40">s</text:span><text:span text:style-name="T41">oube</text:span></text:p>
          </table:table-cell>
          <table:table-cell table:style-name="ce20" office:value-type="string" calcext:value-type="string">
            <text:p><text:span text:style-name="T40">c</text:span><text:span text:style-name="T41">oub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4" office:value-type="string" calcext:value-type="string">
            <text:p><text:span text:style-name="T40">d</text:span><text:span text:style-name="T41">isse</text:span></text:p>
          </table:table-cell>
          <table:table-cell table:style-name="ce20" office:value-type="string" calcext:value-type="string">
            <text:p><text:span text:style-name="T40">tr</text:span><text:span text:style-name="T41">ouxe</text:span></text:p>
          </table:table-cell>
          <table:table-cell/>
          <table:table-cell table:style-name="ce2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4" office:value-type="string" calcext:value-type="string">
            <text:p><text:span text:style-name="T40">s</text:span><text:span text:style-name="T41">oube</text:span></text:p>
          </table:table-cell>
          <table:table-cell table:style-name="ce38" office:value-type="string" calcext:value-type="string">
            <text:p><text:span text:style-name="T54">c</text:span><text:span text:style-name="T55">oube</text:span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uturo (eu)</text:p>
          </table:table-cell>
          <table:table-cell table:style-name="ce12" office:value-type="string" calcext:value-type="string">
            <text:p><text:span text:style-name="T40">d</text:span><text:span text:style-name="T41">ir</text:span><text:span text:style-name="T42">ei</text:span></text:p>
          </table:table-cell>
          <table:table-cell table:style-name="ce25" office:value-type="string" calcext:value-type="string">
            <text:p><text:span text:style-name="T54">tr</text:span><text:span text:style-name="T55">ar</text:span><text:span text:style-name="T56">ei</text:span></text:p>
          </table:table-cell>
          <table:table-cell/>
          <table:table-cell table:style-name="ce3" office:value-type="string" calcext:value-type="string">
            <text:p>Conj. pres. (eu)</text:p>
          </table:table-cell>
          <table:table-cell table:style-name="ce12" office:value-type="string" calcext:value-type="string">
            <text:p><text:span text:style-name="T40">s</text:span><text:span text:style-name="T41">aib</text:span><text:span text:style-name="T42">a</text:span></text:p>
          </table:table-cell>
          <table:table-cell table:style-name="ce25" office:value-type="string" calcext:value-type="string">
            <text:p><text:span text:style-name="T54">ca</text:span><text:span text:style-name="T55">i</text:span><text:span text:style-name="T56">ba</text:span></text:p>
          </table:table-cell>
          <table:table-cell table:style-name="ce16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1" office:value-type="string" calcext:value-type="string">
            <text:p>Fazer</text:p>
          </table:table-cell>
          <table:table-cell table:style-name="ce24" office:value-type="string" calcext:value-type="string">
            <text:p>Poder</text:p>
          </table:table-cell>
          <table:table-cell/>
          <table:table-cell table:style-name="ce1"/>
          <table:table-cell table:style-name="ce24" office:value-type="string" calcext:value-type="string">
            <text:p>Prazer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resent (eu)</text:p>
          </table:table-cell>
          <table:table-cell table:style-name="ce4" office:value-type="string" calcext:value-type="string">
            <text:p><text:span text:style-name="T51">fa</text:span><text:span text:style-name="T52">ç</text:span><text:span text:style-name="T53">o</text:span></text:p>
          </table:table-cell>
          <table:table-cell table:style-name="ce20" office:value-type="string" calcext:value-type="string">
            <text:p><text:span text:style-name="T51">po</text:span><text:span text:style-name="T52">ss</text:span><text:span text:style-name="T53">o</text:span></text:p>
          </table:table-cell>
          <table:table-cell/>
          <table:table-cell table:style-name="ce2" office:value-type="string" calcext:value-type="string">
            <text:p>Perfeito (eu)</text:p>
          </table:table-cell>
          <table:table-cell table:style-name="ce20" office:value-type="string" calcext:value-type="string">
            <text:p><text:span text:style-name="T40">pr</text:span><text:span text:style-name="T41">ouve</text:span>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Perfeito (eu)</text:p>
          </table:table-cell>
          <table:table-cell table:style-name="ce4" office:value-type="string" calcext:value-type="string">
            <text:p><text:span text:style-name="T40">f</text:span><text:span text:style-name="T41">iz</text:span></text:p>
          </table:table-cell>
          <table:table-cell table:style-name="ce20" office:value-type="string" calcext:value-type="string">
            <text:p><text:span text:style-name="T40">p</text:span><text:span text:style-name="T41">ude</text:span></text:p>
          </table:table-cell>
          <table:table-cell/>
          <table:table-cell table:style-name="ce3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25" office:value-type="string" calcext:value-type="string">
            <text:p><text:span text:style-name="T54">pr</text:span><text:span text:style-name="T55">ouve</text:span>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Perfeito</text:span><text:span text:style-name="T2"> </text:span><text:span text:style-name="T3">(ela/ele)</text:span></text:p>
          </table:table-cell>
          <table:table-cell table:style-name="ce4" office:value-type="string" calcext:value-type="string">
            <text:p><text:span text:style-name="T40">f</text:span><text:span text:style-name="T41">ez</text:span></text:p>
          </table:table-cell>
          <table:table-cell table:style-name="ce20" office:value-type="string" calcext:value-type="string">
            <text:p><text:span text:style-name="T40">p</text:span><text:span text:style-name="T41">ôde</text:span></text:p>
          </table:table-cell>
          <table:table-cell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Futuro (eu)</text:p>
          </table:table-cell>
          <table:table-cell table:style-name="ce12" office:value-type="string" calcext:value-type="string">
            <text:p><text:span text:style-name="T40">f</text:span><text:span text:style-name="T41">ar</text:span><text:span text:style-name="T42">ei</text:span></text:p>
          </table:table-cell>
          <table:table-cell table:style-name="ce25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7" office:value-type="string" calcext:value-type="string">
            <text:p>Presente</text:p>
          </table:table-cell>
          <table:table-cell table:style-name="ce17" office:value-type="string" calcext:value-type="string">
            <text:p>-zar/zer/zir</text:p>
          </table:table-cell>
          <table:table-cell table:style-name="ce19" office:value-type="string" calcext:value-type="string">
            <text:p>-ear</text:p>
          </table:table-cell>
          <table:table-cell table:style-name="ce29"/>
          <table:table-cell table:style-name="ce7" office:value-type="string" calcext:value-type="string">
            <text:p>Presente</text:p>
          </table:table-cell>
          <table:table-cell table:style-name="ce17" office:value-type="string" calcext:value-type="string">
            <text:p>-ir </text:p>
            <text:p>(curto)</text:p>
          </table:table-cell>
          <table:table-cell table:style-name="ce19" office:value-type="string" calcext:value-type="string">
            <text:p>-a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introduz</text:p>
          </table:table-cell>
          <table:table-cell table:style-name="ce20" office:value-type="string" calcext:value-type="string">
            <text:p><text:span text:style-name="T40">passe</text:span><text:span text:style-name="T41">i</text:span><text:span text:style-name="T42">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r</text:span><text:span text:style-name="T41">i</text:span><text:span text:style-name="T42">o</text:span></text:p>
          </table:table-cell>
          <table:table-cell table:style-name="ce20" office:value-type="string" calcext:value-type="string">
            <text:p><text:span text:style-name="T40">sa</text:span><text:span text:style-name="T41">i</text:span><text:span text:style-name="T42">o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introduzes</text:p>
          </table:table-cell>
          <table:table-cell table:style-name="ce20" office:value-type="string" calcext:value-type="string">
            <text:p><text:span text:style-name="T40">passe</text:span><text:span text:style-name="T41">i</text:span><text:span text:style-name="T42">a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r</text:span><text:span text:style-name="T41">i</text:span><text:span text:style-name="T42">s</text:span></text:p>
          </table:table-cell>
          <table:table-cell table:style-name="ce20" office:value-type="string" calcext:value-type="string">
            <text:p><text:span text:style-name="T40">sa</text:span><text:span text:style-name="T41">i</text:span><text:span text:style-name="T42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introdu</text:span><text:span text:style-name="T37">z</text:span></text:p>
          </table:table-cell>
          <table:table-cell table:style-name="ce20" office:value-type="string" calcext:value-type="string">
            <text:p><text:span text:style-name="T40">passe</text:span><text:span text:style-name="T41">i</text:span><text:span text:style-name="T42">a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r</text:span><text:span text:style-name="T37">i</text:span></text:p>
          </table:table-cell>
          <table:table-cell table:style-name="ce20" office:value-type="string" calcext:value-type="string">
            <text:p><text:span text:style-name="T36">sa</text:span><text:span text:style-name="T37">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introduzimos</text:p>
          </table:table-cell>
          <table:table-cell table:style-name="ce20" office:value-type="string" calcext:value-type="string">
            <text:p>passeamos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rimos</text:p>
          </table:table-cell>
          <table:table-cell table:style-name="ce20" office:value-type="string" calcext:value-type="string">
            <text:p>saím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introduzem</text:p>
          </table:table-cell>
          <table:table-cell table:style-name="ce25" office:value-type="string" calcext:value-type="string">
            <text:p><text:span text:style-name="T54">passe</text:span><text:span text:style-name="T55">i</text:span><text:span text:style-name="T56">am</text:span>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40">r</text:span><text:span text:style-name="T110">i</text:span><text:span text:style-name="T111">em</text:span></text:p>
          </table:table-cell>
          <table:table-cell table:style-name="ce25" office:value-type="string" calcext:value-type="string">
            <text:p>saem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Presente</text:p>
          </table:table-cell>
          <table:table-cell table:style-name="ce17" office:value-type="string" calcext:value-type="string">
            <text:p>-er </text:p>
            <text:p>(curto)</text:p>
          </table:table-cell>
          <table:table-cell table:style-name="ce19" office:value-type="string" calcext:value-type="string">
            <text:p>-oer</text:p>
          </table:table-cell>
          <table:table-cell table:style-name="ce29"/>
          <table:table-cell table:style-name="ce7" office:value-type="string" calcext:value-type="string">
            <text:p>Presente</text:p>
          </table:table-cell>
          <table:table-cell table:style-name="ce17" office:value-type="string" calcext:value-type="string">
            <text:p>-uir</text:p>
          </table:table-cell>
          <table:table-cell table:style-name="ce19" office:value-type="string" calcext:value-type="string">
            <text:p>-strui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cr</text:span><text:span text:style-name="T41">ei</text:span><text:span text:style-name="T42">o</text:span></text:p>
          </table:table-cell>
          <table:table-cell table:style-name="ce20" office:value-type="string" calcext:value-type="string">
            <text:p>doo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possuo</text:p>
          </table:table-cell>
          <table:table-cell table:style-name="ce20" office:value-type="string" calcext:value-type="string">
            <text:p>constru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cr</text:span><text:span text:style-name="T41">ê</text:span><text:span text:style-name="T42">s</text:span></text:p>
          </table:table-cell>
          <table:table-cell table:style-name="ce20" office:value-type="string" calcext:value-type="string">
            <text:p><text:span text:style-name="T40">d</text:span><text:span text:style-name="T41">ói</text:span><text:span text:style-name="T42">s</text:span>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possu</text:span><text:span text:style-name="T41">i</text:span><text:span text:style-name="T42">s</text:span></text:p>
          </table:table-cell>
          <table:table-cell table:style-name="ce20" office:value-type="string" calcext:value-type="string">
            <text:p><text:span text:style-name="T40">constr</text:span><text:span text:style-name="T41">ói</text:span><text:span text:style-name="T42">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cr</text:span><text:span text:style-name="T37">ê</text:span></text:p>
          </table:table-cell>
          <table:table-cell table:style-name="ce20" office:value-type="string" calcext:value-type="string">
            <text:p><text:span text:style-name="T36">d</text:span><text:span text:style-name="T37">ói</text:span>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36">possu</text:span><text:span text:style-name="T37">i</text:span></text:p>
          </table:table-cell>
          <table:table-cell table:style-name="ce20" office:value-type="string" calcext:value-type="string">
            <text:p><text:span text:style-name="T36">constr</text:span><text:span text:style-name="T37">ói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cremos</text:p>
          </table:table-cell>
          <table:table-cell table:style-name="ce20" office:value-type="string" calcext:value-type="string">
            <text:p>doemos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possuímos</text:p>
          </table:table-cell>
          <table:table-cell table:style-name="ce20" office:value-type="string" calcext:value-type="string">
            <text:p>construím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<text:span text:style-name="T40">cr</text:span><text:span text:style-name="T41">e</text:span><text:span text:style-name="T42">em</text:span></text:p>
          </table:table-cell>
          <table:table-cell table:style-name="ce25" office:value-type="string" calcext:value-type="string">
            <text:p>doem</text:p>
          </table:table-cell>
          <table:table-cell/>
          <table:table-cell table:style-name="ce3" office:value-type="string" calcext:value-type="string">
            <text:p>Elas/eles</text:p>
          </table:table-cell>
          <table:table-cell table:style-name="ce12" office:value-type="string" calcext:value-type="string">
            <text:p>possuem</text:p>
          </table:table-cell>
          <table:table-cell table:style-name="ce25" office:value-type="string" calcext:value-type="string">
            <text:p><text:span text:style-name="T54">constr</text:span><text:span text:style-name="T55">o</text:span><text:span text:style-name="T56">em</text:span>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4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>
            <text:p>Presente</text:p>
          </table:table-cell>
          <table:table-cell table:style-name="ce17" office:value-type="string" calcext:value-type="string">
            <text:p>-e*ir </text:p>
            <text:p>(às vezes)</text:p>
          </table:table-cell>
          <table:table-cell table:style-name="ce19" office:value-type="string" calcext:value-type="string">
            <text:p>-e*ir </text:p>
            <text:p>(às vezes)</text:p>
          </table:table-cell>
          <table:table-cell table:style-name="ce29"/>
          <table:table-cell table:style-name="ce7" office:value-type="string" calcext:value-type="string">
            <text:p>Presente</text:p>
          </table:table-cell>
          <table:table-cell table:style-name="ce17" office:value-type="string" calcext:value-type="string">
            <text:p>-o*ir</text:p>
            <text:p>(às vezes)</text:p>
          </table:table-cell>
          <table:table-cell table:style-name="ce19" office:value-type="string" calcext:value-type="string">
            <text:p>-u*ir </text:p>
            <text:p>(às vezes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agr</text:span><text:span text:style-name="T41">i</text:span><text:span text:style-name="T42">do</text:span></text:p>
          </table:table-cell>
          <table:table-cell table:style-name="ce20" office:value-type="string" calcext:value-type="string">
            <text:p><text:span text:style-name="T40">m</text:span><text:span text:style-name="T41">i</text:span><text:span text:style-name="T42">nto</text:span></text:p>
          </table:table-cell>
          <table:table-cell/>
          <table:table-cell table:style-name="ce2" office:value-type="string" calcext:value-type="string">
            <text:p>Eu</text:p>
          </table:table-cell>
          <table:table-cell table:style-name="ce4" office:value-type="string" calcext:value-type="string">
            <text:p><text:span text:style-name="T40">d</text:span><text:span text:style-name="T41">u</text:span><text:span text:style-name="T42">rmo</text:span></text:p>
          </table:table-cell>
          <table:table-cell table:style-name="ce20" office:value-type="string" calcext:value-type="string">
            <text:p>sub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<text:span text:style-name="T40">agr</text:span><text:span text:style-name="T41">i</text:span><text:span text:style-name="T42">des</text:span></text:p>
          </table:table-cell>
          <table:table-cell table:style-name="ce20" office:value-type="string" calcext:value-type="string">
            <text:p>mentes</text:p>
          </table:table-cell>
          <table:table-cell/>
          <table:table-cell table:style-name="ce2" office:value-type="string" calcext:value-type="string">
            <text:p>Tu</text:p>
          </table:table-cell>
          <table:table-cell table:style-name="ce4" office:value-type="string" calcext:value-type="string">
            <text:p>dormes</text:p>
          </table:table-cell>
          <table:table-cell table:style-name="ce20" office:value-type="string" calcext:value-type="string">
            <text:p><text:span text:style-name="T40">s</text:span><text:span text:style-name="T41">o</text:span><text:span text:style-name="T42">bes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<text:span text:style-name="T40">agr</text:span><text:span text:style-name="T41">i</text:span><text:span text:style-name="T42">de</text:span></text:p>
          </table:table-cell>
          <table:table-cell table:style-name="ce20" office:value-type="string" calcext:value-type="string">
            <text:p>mente</text:p>
          </table:table-cell>
          <table:table-cell/>
          <table:table-cell table:style-name="ce2" office:value-type="string" calcext:value-type="string">
            <text:p>Ela/ele</text:p>
          </table:table-cell>
          <table:table-cell table:style-name="ce4" office:value-type="string" calcext:value-type="string">
            <text:p>dorme</text:p>
          </table:table-cell>
          <table:table-cell table:style-name="ce20" office:value-type="string" calcext:value-type="string">
            <text:p><text:span text:style-name="T40">s</text:span><text:span text:style-name="T41">o</text:span><text:span text:style-name="T42">be</text:span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agredimos</text:p>
          </table:table-cell>
          <table:table-cell table:style-name="ce20" office:value-type="string" calcext:value-type="string">
            <text:p>mentimos</text:p>
          </table:table-cell>
          <table:table-cell/>
          <table:table-cell table:style-name="ce2" office:value-type="string" calcext:value-type="string">
            <text:p>Nós</text:p>
          </table:table-cell>
          <table:table-cell table:style-name="ce4" office:value-type="string" calcext:value-type="string">
            <text:p>dormimos</text:p>
          </table:table-cell>
          <table:table-cell table:style-name="ce20" office:value-type="string" calcext:value-type="string">
            <text:p>subimo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<text:span text:style-name="T40">agr</text:span><text:span text:style-name="T41">i</text:span><text:span text:style-name="T42">dem</text:span></text:p>
          </table:table-cell>
          <table:table-cell table:style-name="ce20" office:value-type="string" calcext:value-type="string">
            <text:p>mentem</text:p>
          </table:table-cell>
          <table:table-cell/>
          <table:table-cell table:style-name="ce2" office:value-type="string" calcext:value-type="string">
            <text:p>Elas/eles</text:p>
          </table:table-cell>
          <table:table-cell table:style-name="ce4" office:value-type="string" calcext:value-type="string">
            <text:p>dormem</text:p>
          </table:table-cell>
          <table:table-cell table:style-name="ce20" office:value-type="string" calcext:value-type="string">
            <text:p><text:span text:style-name="T40">s</text:span><text:span text:style-name="T41">o</text:span><text:span text:style-name="T42">bem</text:span>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Verbos</text:p>
          </table:table-cell>
          <table:table-cell table:style-name="ce18" office:value-type="string" calcext:value-type="string">
            <text:p>agredir</text:p>
            <text:p>*gredir</text:p>
            <text:p>cerzir</text:p>
            <text:p>denegrir</text:p>
            <text:p>prevenir</text:p>
          </table:table-cell>
          <table:table-cell table:style-name="ce21" office:value-type="string" calcext:value-type="string">
            <text:p>aderir</text:p>
            <text:p>advertir</text:p>
            <text:p>compelir</text:p>
            <text:p>competir</text:p>
            <text:p>concernir</text:p>
            <text:p>convergir</text:p>
            <text:p>despir</text:p>
            <text:p>divergir</text:p>
            <text:p>divertir</text:p>
            <text:p>emergir</text:p>
            <text:p>enxerir</text:p>
            <text:p>expelir</text:p>
            <text:p>ferir</text:p>
            <text:p>flectir</text:p>
            <text:p>fletir</text:p>
            <text:p>gerir</text:p>
            <text:p>inserir</text:p>
            <text:p>mentir</text:p>
            <text:p>preterir</text:p>
            <text:p>repetir</text:p>
            <text:p>seguir</text:p>
            <text:p>sentir</text:p>
            <text:p>servir</text:p>
            <text:p>vestir</text:p>
          </table:table-cell>
          <table:table-cell/>
          <table:table-cell table:style-name="ce8" office:value-type="string" calcext:value-type="string">
            <text:p>Verbos</text:p>
          </table:table-cell>
          <table:table-cell table:style-name="ce18" office:value-type="string" calcext:value-type="string">
            <text:p>abolir</text:p>
            <text:p>cobrir</text:p>
            <text:p>dormir</text:p>
            <text:p>engolir</text:p>
            <text:p>extorquir</text:p>
            <text:p>tossir</text:p>
          </table:table-cell>
          <table:table-cell table:style-name="ce21" office:value-type="string" calcext:value-type="string">
            <text:p>acudir</text:p>
            <text:p>bulir</text:p>
            <text:p>cuspir</text:p>
            <text:p>entupir</text:p>
            <text:p>escapulir</text:p>
            <text:p>fugir</text:p>
            <text:p>sacudir</text:p>
            <text:p>subir</text:p>
            <text:p>sumi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Presente</text:p>
          </table:table-cell>
          <table:table-cell table:style-name="ce19" office:value-type="string" calcext:value-type="string">
            <text:p>-iar</text:p>
            <text:p>(às vezes)</text:p>
          </table:table-cell>
          <table:table-cell table:number-columns-repeated="2"/>
          <table:table-cell table:style-name="ce7" office:value-type="string" calcext:value-type="string">
            <text:p>Infinitivo</text:p>
          </table:table-cell>
          <table:table-cell table:style-name="ce19" office:value-type="string" calcext:value-type="string">
            <text:p>Alteraçõ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u</text:p>
          </table:table-cell>
          <table:table-cell table:style-name="ce20" office:value-type="string" calcext:value-type="string">
            <text:p>ans<text:span text:style-name="T38">e</text:span><text:span text:style-name="T39">io</text:span></text:p>
          </table:table-cell>
          <table:table-cell table:number-columns-repeated="2"/>
          <table:table-cell table:style-name="ce2" office:value-type="string" calcext:value-type="string">
            <text:p>-jar/ger/gir</text:p>
          </table:table-cell>
          <table:table-cell table:style-name="ce20" office:value-type="string" calcext:value-type="string">
            <text:p><text:span text:style-name="T112">j</text:span><text:span text:style-name="T113">a/</text:span><text:span text:style-name="T114">g</text:span><text:span text:style-name="T115">e/</text:span><text:span text:style-name="T116">g</text:span><text:span text:style-name="T113">i/</text:span><text:span text:style-name="T114">j</text:span><text:span text:style-name="T117">o/</text:span><text:span text:style-name="T118">j</text:span><text:span text:style-name="T117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0" office:value-type="string" calcext:value-type="string">
            <text:p>ans<text:span text:style-name="T38">e</text:span><text:span text:style-name="T39">ias</text:span></text:p>
          </table:table-cell>
          <table:table-cell table:number-columns-repeated="2"/>
          <table:table-cell table:style-name="ce2" office:value-type="string" calcext:value-type="string">
            <text:p>-gar/guer/guir</text:p>
          </table:table-cell>
          <table:table-cell table:style-name="ce20" office:value-type="string" calcext:value-type="string">
            <text:p><text:span text:style-name="T112">g</text:span><text:span text:style-name="T113">a/</text:span><text:span text:style-name="T114">gu</text:span><text:span text:style-name="T115">e/</text:span><text:span text:style-name="T116">gu</text:span><text:span text:style-name="T113">i/</text:span><text:span text:style-name="T114">g</text:span><text:span text:style-name="T117">o/</text:span><text:span text:style-name="T118">g</text:span><text:span text:style-name="T117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a/ele</text:p>
          </table:table-cell>
          <table:table-cell table:style-name="ce20" office:value-type="string" calcext:value-type="string">
            <text:p>ans<text:span text:style-name="T38">e</text:span><text:span text:style-name="T39">ia</text:span></text:p>
          </table:table-cell>
          <table:table-cell table:number-columns-repeated="2"/>
          <table:table-cell table:style-name="ce2" office:value-type="string" calcext:value-type="string">
            <text:p>-çar/cer/cir</text:p>
          </table:table-cell>
          <table:table-cell table:style-name="ce20" office:value-type="string" calcext:value-type="string">
            <text:p><text:span text:style-name="T112">ç</text:span><text:span text:style-name="T113">a/</text:span><text:span text:style-name="T114">c</text:span><text:span text:style-name="T115">e/</text:span><text:span text:style-name="T116">c</text:span><text:span text:style-name="T113">i/</text:span><text:span text:style-name="T114">ç</text:span><text:span text:style-name="T117">o/</text:span><text:span text:style-name="T118">ç</text:span><text:span text:style-name="T117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ós</text:p>
          </table:table-cell>
          <table:table-cell table:style-name="ce20" office:value-type="string" calcext:value-type="string">
            <text:p>ansiamos</text:p>
          </table:table-cell>
          <table:table-cell table:number-columns-repeated="2"/>
          <table:table-cell table:style-name="ce8" office:value-type="string" calcext:value-type="string">
            <text:p>-car/quer/quir</text:p>
          </table:table-cell>
          <table:table-cell table:style-name="ce21" office:value-type="string" calcext:value-type="string">
            <text:p><text:span text:style-name="T119">c</text:span><text:span text:style-name="T120">a/</text:span><text:span text:style-name="T121">qu</text:span><text:span text:style-name="T122">e/</text:span><text:span text:style-name="T123">qu</text:span><text:span text:style-name="T120">i/</text:span><text:span text:style-name="T121">c</text:span><text:span text:style-name="T124">o/</text:span><text:span text:style-name="T125">c</text:span><text:span text:style-name="T124">u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as/eles</text:p>
          </table:table-cell>
          <table:table-cell table:style-name="ce20" office:value-type="string" calcext:value-type="string">
            <text:p>ans<text:span text:style-name="T38">e</text:span><text:span text:style-name="T39">iam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Verbos</text:p>
          </table:table-cell>
          <table:table-cell table:style-name="ce21" office:value-type="string" calcext:value-type="string">
            <text:p>anseiar</text:p>
            <text:p>odiar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Termina com</text:p>
            <text:p>verbo irregular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Compor</text:p>
          </table:table-cell>
          <table:table-cell table:style-name="ce21" office:value-type="string" calcext:value-type="string">
            <text:p><text:span text:style-name="T99">Com</text:span><text:span text:style-name="T100">ponho</text:span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9" office:value-type="string" calcext:value-type="string">
            <text:p>Presente (eu)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Valer</text:p>
          </table:table-cell>
          <table:table-cell table:style-name="ce20" office:value-type="string" calcext:value-type="string">
            <text:p><text:span text:style-name="T40">val</text:span><text:span text:style-name="T41">h</text:span><text:span text:style-name="T42">o</text:span>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Clítico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querer</text:p>
          </table:table-cell>
          <table:table-cell table:style-name="ce20" office:value-type="string" calcext:value-type="string">
            <text:p><text:span text:style-name="T40">reque</text:span><text:span text:style-name="T41">i</text:span><text:span text:style-name="T42">ro</text:span></text:p>
          </table:table-cell>
          <table:table-cell table:number-columns-repeated="2"/>
          <table:table-cell table:style-name="ce2" office:value-type="string" calcext:value-type="string">
            <text:p>Tempos simples</text:p>
          </table:table-cell>
          <table:table-cell table:style-name="ce20" office:value-type="string" calcext:value-type="string">
            <text:p><text:span text:style-name="T36">amo</text:span><text:span text:style-name="T37">-me</text:span>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rir</text:p>
          </table:table-cell>
          <table:table-cell table:style-name="ce22" office:value-type="string" calcext:value-type="string">
            <text:p><text:span text:style-name="T40">pa</text:span><text:span text:style-name="T41">i</text:span><text:span text:style-name="T42">ro</text:span></text:p>
          </table:table-cell>
          <table:table-cell table:number-columns-repeated="2"/>
          <table:table-cell table:style-name="ce31" office:value-type="string" calcext:value-type="string">
            <text:p>Tempos </text:p>
            <text:p>compostos</text:p>
          </table:table-cell>
          <table:table-cell table:style-name="ce20" office:value-type="string" calcext:value-type="string">
            <text:p><text:span text:style-name="T40">tenho</text:span><text:span text:style-name="T41">-me</text:span><text:span text:style-name="T42"> </text:span></text:p>
            <text:p><text:span text:style-name="T126">amad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rder</text:p>
          </table:table-cell>
          <table:table-cell table:style-name="ce20" office:value-type="string" calcext:value-type="string">
            <text:p><text:span text:style-name="T40">per</text:span><text:span text:style-name="T41">c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Negação</text:p>
          </table:table-cell>
          <table:table-cell table:style-name="ce20" office:value-type="string" calcext:value-type="string">
            <text:p><text:span text:style-name="T40">não </text:span><text:span text:style-name="T41">me</text:span><text:span text:style-name="T42"> am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uvir</text:p>
          </table:table-cell>
          <table:table-cell table:style-name="ce20" office:value-type="string" calcext:value-type="string">
            <text:p><text:span text:style-name="T40">ou</text:span><text:span text:style-name="T41">ç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dvérbio</text:p>
          </table:table-cell>
          <table:table-cell table:style-name="ce20" office:value-type="string" calcext:value-type="string">
            <text:p><text:span text:style-name="T40">como </text:span><text:span text:style-name="T41">me</text:span><text:span text:style-name="T42"> am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dir</text:p>
          </table:table-cell>
          <table:table-cell table:style-name="ce20" office:value-type="string" calcext:value-type="string">
            <text:p><text:span text:style-name="T40">pe</text:span><text:span text:style-name="T41">ç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junção</text:p>
          </table:table-cell>
          <table:table-cell table:style-name="ce20" office:value-type="string" calcext:value-type="string">
            <text:p><text:span text:style-name="T40">que </text:span><text:span text:style-name="T41">me</text:span><text:span text:style-name="T42"> amo</text:span>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Medir</text:p>
          </table:table-cell>
          <table:table-cell table:style-name="ce23" office:value-type="string" calcext:value-type="string">
            <text:p><text:span text:style-name="T54">me</text:span><text:span text:style-name="T55">ç</text:span><text:span text:style-name="T56">o</text:span></text:p>
          </table:table-cell>
          <table:table-cell table:number-columns-repeated="2"/>
          <table:table-cell table:style-name="ce31" office:value-type="string" calcext:value-type="string">
            <text:p>Pronome </text:p>
            <text:p>indefinido</text:p>
          </table:table-cell>
          <table:table-cell table:style-name="ce20" office:value-type="string" calcext:value-type="string">
            <text:p><text:span text:style-name="T126">toda a gente </text:span></text:p>
            <text:p><text:span text:style-name="T38">se</text:span><text:span text:style-name="T39"> ama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Futuro/condic.</text:p>
          </table:table-cell>
          <table:table-cell table:style-name="ce21" office:value-type="string" calcext:value-type="string">
            <text:p><text:span text:style-name="T54">amar</text:span><text:span text:style-name="T55">-me-</text:span><text:span text:style-name="T56">ei</text:span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  <text:p>simples</text:p>
          </table:table-cell>
          <table:table-cell table:number-columns-repeated="2"/>
          <table:table-cell table:style-name="ce7" office:value-type="string" calcext:value-type="string">
            <text:p>-*ar </text:p>
            <text:p>(às vezes)</text:p>
          </table:table-cell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brir</text:p>
          </table:table-cell>
          <table:table-cell table:style-name="ce20" office:value-type="string" calcext:value-type="string">
            <text:p><text:span text:style-name="T40">ab</text:span><text:span text:style-name="T41">e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ceitar</text:p>
          </table:table-cell>
          <table:table-cell table:style-name="ce20" office:value-type="string" calcext:value-type="string">
            <text:p><text:span text:style-name="T36">aceit</text:span><text:span text:style-name="T37">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brir</text:p>
          </table:table-cell>
          <table:table-cell table:style-name="ce20" office:value-type="string" calcext:value-type="string">
            <text:p><text:span text:style-name="T40">cob</text:span><text:span text:style-name="T41">e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Verbos</text:p>
          </table:table-cell>
          <table:table-cell table:style-name="ce20" office:value-type="string" calcext:value-type="string">
            <text:p>aceit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zer</text:p>
          </table:table-cell>
          <table:table-cell table:style-name="ce20" office:value-type="string" calcext:value-type="string">
            <text:p><text:span text:style-name="T40">di</text:span><text:span text:style-name="T41">t</text:span><text:span text:style-name="T42">o</text:span></text:p>
          </table:table-cell>
          <table:table-cell table:number-columns-repeated="2"/>
          <table:table-cell table:style-name="ce2"/>
          <table:table-cell table:style-name="ce20" office:value-type="string" calcext:value-type="string">
            <text:p>assent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screver</text:p>
          </table:table-cell>
          <table:table-cell table:style-name="ce20" office:value-type="string" calcext:value-type="string">
            <text:p><text:span text:style-name="T40">escr</text:span><text:span text:style-name="T41">it</text:span><text:span text:style-name="T42">o</text:span></text:p>
          </table:table-cell>
          <table:table-cell table:number-columns-repeated="2"/>
          <table:table-cell table:style-name="ce2"/>
          <table:table-cell table:style-name="ce20" office:value-type="string" calcext:value-type="string">
            <text:p>empreg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zer</text:p>
          </table:table-cell>
          <table:table-cell table:style-name="ce20" office:value-type="string" calcext:value-type="string">
            <text:p><text:span text:style-name="T40">f</text:span><text:span text:style-name="T41">eit</text:span><text:span text:style-name="T42">o</text:span></text:p>
          </table:table-cell>
          <table:table-cell table:number-columns-repeated="2"/>
          <table:table-cell table:style-name="ce2"/>
          <table:table-cell table:style-name="ce20" office:value-type="string" calcext:value-type="string">
            <text:p>encarreg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ôr</text:p>
          </table:table-cell>
          <table:table-cell table:style-name="ce20" office:value-type="string" calcext:value-type="string">
            <text:p><text:span text:style-name="T40">p</text:span><text:span text:style-name="T41">ost</text:span><text:span text:style-name="T42">o</text:span></text:p>
          </table:table-cell>
          <table:table-cell table:number-columns-repeated="2"/>
          <table:table-cell table:style-name="ce2"/>
          <table:table-cell table:style-name="ce20" office:value-type="string" calcext:value-type="string">
            <text:p>entrega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</text:p>
          </table:table-cell>
          <table:table-cell table:style-name="ce20" office:value-type="string" calcext:value-type="string">
            <text:p><text:span text:style-name="T40">v</text:span><text:span text:style-name="T41">ist</text:span><text:span text:style-name="T42">o</text:span></text:p>
          </table:table-cell>
          <table:table-cell table:number-columns-repeated="2"/>
          <table:table-cell table:style-name="ce8"/>
          <table:table-cell table:style-name="ce21" office:value-type="string" calcext:value-type="string">
            <text:p>livrar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ir</text:p>
          </table:table-cell>
          <table:table-cell table:style-name="ce21" office:value-type="string" calcext:value-type="string">
            <text:p><text:span text:style-name="T54">vi</text:span><text:span text:style-name="T55">n</text:span><text:span text:style-name="T56">do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-*ar </text:p>
            <text:p>(às vezes)</text:p>
          </table:table-cell>
          <table:table-cell table:style-name="ce19" office:value-type="string" calcext:value-type="string">
            <text:p>Part. passado</text:p>
          </table:table-cell>
          <table:table-cell table:number-columns-repeated="2"/>
          <table:table-cell table:style-name="ce7" office:value-type="string" calcext:value-type="string">
            <text:p>-*ar </text:p>
            <text:p>(às vezes)</text:p>
          </table:table-cell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gar</text:p>
          </table:table-cell>
          <table:table-cell table:style-name="ce20" office:value-type="string" calcext:value-type="string">
            <text:p><text:span text:style-name="T36">pag</text:span><text:span text:style-name="T37">o</text:span></text:p>
          </table:table-cell>
          <table:table-cell table:number-columns-repeated="2"/>
          <table:table-cell table:style-name="ce2" office:value-type="string" calcext:value-type="string">
            <text:p>pagar</text:p>
          </table:table-cell>
          <table:table-cell table:style-name="ce20" office:value-type="string" calcext:value-type="string">
            <text:p><text:span text:style-name="T36">pag</text:span><text:span text:style-name="T37">o</text:span>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Verbos</text:p>
          </table:table-cell>
          <table:table-cell table:style-name="ce21" office:value-type="string" calcext:value-type="string">
            <text:p>anexar</text:p>
            <text:p>cativar</text:p>
            <text:p>cegar</text:p>
            <text:p>completar</text:p>
            <text:p>confessar</text:p>
            <text:p>descalçar</text:p>
            <text:p>despertar</text:p>
            <text:p>dispersar</text:p>
            <text:p>expressar</text:p>
            <text:p>expulsar</text:p>
            <text:p>fartar</text:p>
            <text:p>findar</text:p>
            <text:p>fixar</text:p>
            <text:p>fritar</text:p>
            <text:p>ganhar</text:p>
            <text:p>gastar</text:p>
            <text:p>hirtar</text:p>
            <text:p>infectar</text:p>
            <text:p>inquietar</text:p>
            <text:p>isentar</text:p>
          </table:table-cell>
          <table:table-cell table:number-columns-repeated="2"/>
          <table:table-cell table:style-name="ce8" office:value-type="string" calcext:value-type="string">
            <text:p>Verbos</text:p>
          </table:table-cell>
          <table:table-cell table:style-name="ce21" office:value-type="string" calcext:value-type="string">
            <text:p>juntar</text:p>
            <text:p>libertar</text:p>
            <text:p>limpar</text:p>
            <text:p>malquistar</text:p>
            <text:p>manifestar</text:p>
            <text:p>murchar</text:p>
            <text:p>ocultar</text:p>
            <text:p>pagar</text:p>
            <text:p>pasmar</text:p>
            <text:p>pegar</text:p>
            <text:p>safar</text:p>
            <text:p>salvar</text:p>
            <text:p>secar</text:p>
            <text:p>segurar</text:p>
            <text:p>sepultar</text:p>
            <text:p>soltar</text:p>
            <text:p>sujar</text:p>
            <text:p>sujeitar</text:p>
            <text:p>suspeitar</text:p>
            <text:p>vaga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fligir</text:p>
          </table:table-cell>
          <table:table-cell table:style-name="ce20" office:value-type="string" calcext:value-type="string">
            <text:p><text:span text:style-name="T40">afli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bsorver</text:p>
          </table:table-cell>
          <table:table-cell table:style-name="ce20" office:value-type="string" calcext:value-type="string">
            <text:p><text:span text:style-name="T40">absor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stringir</text:p>
          </table:table-cell>
          <table:table-cell table:style-name="ce20" office:value-type="string" calcext:value-type="string">
            <text:p><text:span text:style-name="T40">constri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bstrair</text:p>
          </table:table-cell>
          <table:table-cell table:style-name="ce20" office:value-type="string" calcext:value-type="string">
            <text:p><text:span text:style-name="T40">abstra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stingir</text:p>
          </table:table-cell>
          <table:table-cell table:style-name="ce20" office:value-type="string" calcext:value-type="string">
            <text:p><text:span text:style-name="T40">destin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ssumir</text:p>
          </table:table-cell>
          <table:table-cell table:style-name="ce20" office:value-type="string" calcext:value-type="string">
            <text:p><text:span text:style-name="T40">assum</text:span><text:span text:style-name="T41">p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igir</text:p>
          </table:table-cell>
          <table:table-cell table:style-name="ce20" office:value-type="string" calcext:value-type="string">
            <text:p><text:span text:style-name="T40">ere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atender</text:p>
          </table:table-cell>
          <table:table-cell table:style-name="ce20" office:value-type="string" calcext:value-type="string">
            <text:p><text:span text:style-name="T40">aten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igir</text:p>
          </table:table-cell>
          <table:table-cell table:style-name="ce20" office:value-type="string" calcext:value-type="string">
            <text:p><text:span text:style-name="T40">fri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benzer</text:p>
          </table:table-cell>
          <table:table-cell table:style-name="ce20" office:value-type="string" calcext:value-type="string">
            <text:p><text:span text:style-name="T40">ben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rgir</text:p>
          </table:table-cell>
          <table:table-cell table:style-name="ce20" office:value-type="string" calcext:value-type="string">
            <text:p><text:span text:style-name="T40">sur</text:span><text:span text:style-name="T41">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vencer</text:p>
          </table:table-cell>
          <table:table-cell table:style-name="ce20" office:value-type="string" calcext:value-type="string">
            <text:p><text:span text:style-name="T40">conv</text:span><text:span text:style-name="T41">ic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ingir</text:p>
          </table:table-cell>
          <table:table-cell table:style-name="ce21" office:value-type="string" calcext:value-type="string">
            <text:p><text:span text:style-name="T54">tin</text:span><text:span text:style-name="T55">t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corrigir</text:p>
          </table:table-cell>
          <table:table-cell table:style-name="ce20" office:value-type="string" calcext:value-type="string">
            <text:p><text:span text:style-name="T40">corr</text:span><text:span text:style-name="T41">e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cultivar</text:p>
          </table:table-cell>
          <table:table-cell table:style-name="ce20" office:value-type="string" calcext:value-type="string">
            <text:p><text:span text:style-name="T40">cul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2"/>
          <table:table-cell table:style-name="ce2" office:value-type="string" calcext:value-type="string">
            <text:p>diluir</text:p>
          </table:table-cell>
          <table:table-cell table:style-name="ce20" office:value-type="string" calcext:value-type="string">
            <text:p><text:span text:style-name="T40">dilu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feiçoar</text:p>
          </table:table-cell>
          <table:table-cell table:style-name="ce20" office:value-type="string" calcext:value-type="string">
            <text:p><text:span text:style-name="T40">af</text:span><text:span text:style-name="T41">e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dissolver</text:p>
          </table:table-cell>
          <table:table-cell table:style-name="ce20" office:value-type="string" calcext:value-type="string">
            <text:p><text:span text:style-name="T40">dissol</text:span><text:span text:style-name="T41">u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radecer</text:p>
          </table:table-cell>
          <table:table-cell table:style-name="ce20" office:value-type="string" calcext:value-type="string">
            <text:p><text:span text:style-name="T57">g</text:span><text:span text:style-name="T58">ra</text:span><text:span text:style-name="T59">t</text:span><text:span text:style-name="T60">o</text:span></text:p>
          </table:table-cell>
          <table:table-cell table:number-columns-repeated="2"/>
          <table:table-cell table:style-name="ce2" office:value-type="string" calcext:value-type="string">
            <text:p>eleger</text:p>
          </table:table-cell>
          <table:table-cell table:style-name="ce20" office:value-type="string" calcext:value-type="string">
            <text:p><text:span text:style-name="T40">ele</text:span><text:span text:style-name="T41">i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omper</text:p>
          </table:table-cell>
          <table:table-cell table:style-name="ce20" office:value-type="string" calcext:value-type="string">
            <text:p><text:span text:style-name="T40">corr</text:span><text:span text:style-name="T41">up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envolver</text:p>
          </table:table-cell>
          <table:table-cell table:style-name="ce20" office:value-type="string" calcext:value-type="string">
            <text:p><text:span text:style-name="T40">envol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tar</text:p>
          </table:table-cell>
          <table:table-cell table:style-name="ce20" office:value-type="string" calcext:value-type="string">
            <text:p><text:span text:style-name="T40">m</text:span><text:span text:style-name="T41">o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enxugar</text:p>
          </table:table-cell>
          <table:table-cell table:style-name="ce20" office:value-type="string" calcext:value-type="string">
            <text:p><text:span text:style-name="T40">enxu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rrer</text:p>
          </table:table-cell>
          <table:table-cell table:style-name="ce20" office:value-type="string" calcext:value-type="string">
            <text:p><text:span text:style-name="T40">m</text:span><text:span text:style-name="T41">ort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exaurir</text:p>
          </table:table-cell>
          <table:table-cell table:style-name="ce20" office:value-type="string" calcext:value-type="string">
            <text:p><text:span text:style-name="T40">exau</text:span><text:span text:style-name="T41">st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omper</text:p>
          </table:table-cell>
          <table:table-cell table:style-name="ce21" office:value-type="string" calcext:value-type="string">
            <text:p><text:span text:style-name="T54">r</text:span><text:span text:style-name="T55">ot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extinguir</text:p>
          </table:table-cell>
          <table:table-cell table:style-name="ce20" office:value-type="string" calcext:value-type="string">
            <text:p><text:span text:style-name="T40">extin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inserir</text:p>
          </table:table-cell>
          <table:table-cell table:style-name="ce20" office:value-type="string" calcext:value-type="string">
            <text:p><text:span text:style-name="T40">inser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misturar</text:p>
          </table:table-cell>
          <table:table-cell table:style-name="ce20" office:value-type="string" calcext:value-type="string">
            <text:p><text:span text:style-name="T40">mis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restringir</text:p>
          </table:table-cell>
          <table:table-cell table:style-name="ce20" office:value-type="string" calcext:value-type="string">
            <text:p><text:span text:style-name="T40">restr</text:span><text:span text:style-name="T41">i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revolver</text:p>
          </table:table-cell>
          <table:table-cell table:style-name="ce20" office:value-type="string" calcext:value-type="string">
            <text:p><text:span text:style-name="T40">revol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situar</text:p>
          </table:table-cell>
          <table:table-cell table:style-name="ce20" office:value-type="string" calcext:value-type="string">
            <text:p><text:span text:style-name="T40">si</text:span><text:span text:style-name="T41">t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torcer</text:p>
          </table:table-cell>
          <table:table-cell table:style-name="ce21" office:value-type="string" calcext:value-type="string">
            <text:p><text:span text:style-name="T54">tor</text:span><text:span text:style-name="T55">t</text:span><text:span text:style-name="T56">o</text:span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rimir</text:p>
          </table:table-cell>
          <table:table-cell table:style-name="ce20" office:value-type="string" calcext:value-type="string">
            <text:p><text:span text:style-name="T40">com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verter</text:p>
          </table:table-cell>
          <table:table-cell table:style-name="ce20" office:value-type="string" calcext:value-type="string">
            <text:p><text:span text:style-name="T40">conver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rimir</text:p>
          </table:table-cell>
          <table:table-cell table:style-name="ce20" office:value-type="string" calcext:value-type="string">
            <text:p><text:span text:style-name="T40">ex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incorrer</text:p>
          </table:table-cell>
          <table:table-cell table:style-name="ce20" office:value-type="string" calcext:value-type="string">
            <text:p><text:span text:style-name="T40">inc</text:span><text:span text:style-name="T41">ur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primir</text:p>
          </table:table-cell>
          <table:table-cell table:style-name="ce20" office:value-type="string" calcext:value-type="string">
            <text:p><text:span text:style-name="T40">im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omitir</text:p>
          </table:table-cell>
          <table:table-cell table:style-name="ce20" office:value-type="string" calcext:value-type="string">
            <text:p><text:span text:style-name="T40">omi</text:span><text:span text:style-name="T41">s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rimir</text:p>
          </table:table-cell>
          <table:table-cell table:style-name="ce20" office:value-type="string" calcext:value-type="string">
            <text:p><text:span text:style-name="T40">opr</text:span><text:span text:style-name="T41">es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perverter</text:p>
          </table:table-cell>
          <table:table-cell table:style-name="ce20" office:value-type="string" calcext:value-type="string">
            <text:p><text:span text:style-name="T40">perver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uprimir</text:p>
          </table:table-cell>
          <table:table-cell table:style-name="ce21" office:value-type="string" calcext:value-type="string">
            <text:p><text:span text:style-name="T54">supr</text:span><text:span text:style-name="T55">ess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pretender</text:p>
          </table:table-cell>
          <table:table-cell table:style-name="ce20" office:value-type="string" calcext:value-type="string">
            <text:p><text:span text:style-name="T40">preten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retundir</text:p>
          </table:table-cell>
          <table:table-cell table:style-name="ce20" office:value-type="string" calcext:value-type="string">
            <text:p><text:span text:style-name="T40">retun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2"/>
          <table:table-cell table:style-name="ce2" office:value-type="string" calcext:value-type="string">
            <text:p>submeter</text:p>
          </table:table-cell>
          <table:table-cell table:style-name="ce20" office:value-type="string" calcext:value-type="string">
            <text:p><text:span text:style-name="T40">subm</text:span><text:span text:style-name="T41">is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pergir</text:p>
          </table:table-cell>
          <table:table-cell table:style-name="ce20" office:value-type="string" calcext:value-type="string">
            <text:p><text:span text:style-name="T40">asper</text:span><text:span text:style-name="T41">s</text:span><text:span text:style-name="T42">o</text:span></text:p>
          </table:table-cell>
          <table:table-cell table:number-columns-repeated="2"/>
          <table:table-cell table:style-name="ce8" office:value-type="string" calcext:value-type="string">
            <text:p>suspender</text:p>
          </table:table-cell>
          <table:table-cell table:style-name="ce21" office:value-type="string" calcext:value-type="string">
            <text:p><text:span text:style-name="T54">suspen</text:span><text:span text:style-name="T55">s</text:span><text:span text:style-name="T56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mergir</text:p>
          </table:table-cell>
          <table:table-cell table:style-name="ce20" office:value-type="string" calcext:value-type="string">
            <text:p><text:span text:style-name="T40">emer</text:span><text:span text:style-name="T41">s</text:span><text:span text:style-name="T42">o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ergir</text:p>
          </table:table-cell>
          <table:table-cell table:style-name="ce20" office:value-type="string" calcext:value-type="string">
            <text:p><text:span text:style-name="T40">imer</text:span><text:span text:style-name="T41">s</text:span><text:span text:style-name="T42">o</text:span>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ubmergir</text:p>
          </table:table-cell>
          <table:table-cell table:style-name="ce21" office:value-type="string" calcext:value-type="string">
            <text:p><text:span text:style-name="T54">submer</text:span><text:span text:style-name="T55">s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acender</text:p>
          </table:table-cell>
          <table:table-cell table:style-name="ce20" office:value-type="string" calcext:value-type="string">
            <text:p><text:span text:style-name="T40">ac</text:span><text:span text:style-name="T41">e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defender</text:p>
          </table:table-cell>
          <table:table-cell table:style-name="ce20" office:value-type="string" calcext:value-type="string">
            <text:p><text:span text:style-name="T40">def</text:span><text:span text:style-name="T41">e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2"/>
          <table:table-cell table:style-name="ce2" office:value-type="string" calcext:value-type="string">
            <text:p>prender</text:p>
          </table:table-cell>
          <table:table-cell table:style-name="ce20" office:value-type="string" calcext:value-type="string">
            <text:p><text:span text:style-name="T40">pr</text:span><text:span text:style-name="T41">e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elir</text:p>
          </table:table-cell>
          <table:table-cell table:style-name="ce20" office:value-type="string" calcext:value-type="string">
            <text:p><text:span text:style-name="T40">comp</text:span><text:span text:style-name="T41">uls</text:span><text:span text:style-name="T42">o</text:span></text:p>
          </table:table-cell>
          <table:table-cell table:number-columns-repeated="2"/>
          <table:table-cell table:style-name="ce8" office:value-type="string" calcext:value-type="string">
            <text:p>surpreender</text:p>
          </table:table-cell>
          <table:table-cell table:style-name="ce21" office:value-type="string" calcext:value-type="string">
            <text:p><text:span text:style-name="T54">surpr</text:span><text:span text:style-name="T55">es</text:span><text:span text:style-name="T56">o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elir</text:p>
          </table:table-cell>
          <table:table-cell table:style-name="ce20" office:value-type="string" calcext:value-type="string">
            <text:p><text:span text:style-name="T40">exp</text:span><text:span text:style-name="T41">uls</text:span><text:span text:style-name="T42">o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elir</text:p>
          </table:table-cell>
          <table:table-cell table:style-name="ce20" office:value-type="string" calcext:value-type="string">
            <text:p><text:span text:style-name="T40">imp</text:span><text:span text:style-name="T41">uls</text:span><text:span text:style-name="T42">o</text:span>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pelir</text:p>
          </table:table-cell>
          <table:table-cell table:style-name="ce20" office:value-type="string" calcext:value-type="string">
            <text:p><text:span text:style-name="T40">prop</text:span><text:span text:style-name="T41">uls</text:span><text:span text:style-name="T42">o</text:span></text:p>
          </table:table-cell>
          <table:table-cell table:number-columns-repeated="2"/>
          <table:table-cell table:style-name="ce2" office:value-type="string" calcext:value-type="string">
            <text:p>concluir</text:p>
          </table:table-cell>
          <table:table-cell table:style-name="ce20" office:value-type="string" calcext:value-type="string">
            <text:p><text:span text:style-name="T40">conclu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pelir</text:p>
          </table:table-cell>
          <table:table-cell table:style-name="ce21" office:value-type="string" calcext:value-type="string">
            <text:p><text:span text:style-name="T54">rep</text:span><text:span text:style-name="T55">uls</text:span><text:span text:style-name="T56">o</text:span></text:p>
          </table:table-cell>
          <table:table-cell table:number-columns-repeated="2"/>
          <table:table-cell table:style-name="ce2" office:value-type="string" calcext:value-type="string">
            <text:p>excluir</text:p>
          </table:table-cell>
          <table:table-cell table:style-name="ce20" office:value-type="string" calcext:value-type="string">
            <text:p><text:span text:style-name="T40">exclu</text:span><text:span text:style-name="T41">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incluir</text:p>
          </table:table-cell>
          <table:table-cell table:style-name="ce21" office:value-type="string" calcext:value-type="string">
            <text:p><text:span text:style-name="T54">inclu</text:span><text:span text:style-name="T55">s</text:span><text:span text:style-name="T56">o</text:span>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scer</text:p>
          </table:table-cell>
          <table:table-cell table:style-name="ce20" office:value-type="string" calcext:value-type="string">
            <text:p><text:span text:style-name="T61">na</text:span><text:span text:style-name="T62">d</text:span><text:span text:style-name="T60">o/na</text:span><text:span text:style-name="T59">t</text:span><text:span text:style-name="T60">o</text:span></text:p>
          </table:table-cell>
          <table:table-cell table:number-columns-repeated="2"/>
          <table:table-cell table:style-name="ce7"/>
          <table:table-cell table:style-name="ce19" office:value-type="string" calcext:value-type="string">
            <text:p>Part. passado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ncher</text:p>
          </table:table-cell>
          <table:table-cell table:style-name="ce21" office:value-type="string" calcext:value-type="string">
            <text:p><text:span text:style-name="T63">chei</text:span><text:span text:style-name="T64">o</text:span></text:p>
          </table:table-cell>
          <table:table-cell table:number-columns-repeated="2"/>
          <table:table-cell table:style-name="ce2" office:value-type="string" calcext:value-type="string">
            <text:p>confundir</text:p>
          </table:table-cell>
          <table:table-cell table:style-name="ce20" office:value-type="string" calcext:value-type="string">
            <text:p><text:span text:style-name="T40">conf</text:span><text:span text:style-name="T41">us</text:span><text:span text:style-name="T42">o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demitir</text:p>
          </table:table-cell>
          <table:table-cell table:style-name="ce21" office:value-type="string" calcext:value-type="string">
            <text:p><text:span text:style-name="T54">demi</text:span><text:span text:style-name="T55">s</text:span><text:span text:style-name="T56">o</text:span></text:p>
          </table:table-cell>
          <table:table-cell table:number-columns-repeated="1018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493.2pt" fo:page-height="841.69pt" style:num-format="1" style:print-orientation="portrait" fo:margin-top="21.6pt" fo:margin-bottom="21.6pt" fo:margin-left="21.6pt" fo:margin-right="21.6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7" meta:object-count="0"/>
    <meta:generator>LibreOfficeDev/6.0.5.2$Linux_X86_64 LibreOffice_project/</meta:generator>
  </office:meta>
</office:document-meta>
</file>